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al4" svg:font-family="Arial" style:font-family-generic="system" style:font-pitch="variable" style:font-charset="x-symbol"/>
    <style:font-face style:name="Arial5" svg:font-family="Arial" style:font-pitch="variable" style:font-charset="x-symbol"/>
    <style:font-face style:name="Arial6" svg:font-family="Arial" style:font-family-generic="roman" style:font-pitch="variable"/>
    <style:font-face style:name="Arial7" svg:font-family="Arial" style:font-family-generic="modern"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 Light2" svg:font-family="'Calibri Light'" style:font-family-generic="swiss" style:font-pitch="variable"/>
    <style:font-face style:name="Calibri1" svg:font-family="Calibri"/>
    <style:font-face style:name="Calibri2" svg:font-family="Calibri" style:font-family-generic="swiss"/>
    <style:font-face style:name="Calibri3" svg:font-family="Calibri"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face style:name="Standard Symbols L1" svg:font-family="'Standard Symbols L'"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2" style:family="graphic" style:parent-style-name="standard">
      <style:graphic-properties draw:stroke="solid" svg:stroke-color="#203864" draw:fill="solid" draw:fill-color="#dee6ef" draw:textarea-horizontal-align="justify" draw:textarea-vertical-align="middle" draw:auto-grow-height="false" fo:min-height="1.276cm" fo:min-width="0.969cm" style:writing-mode="lr-tb"/>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5" style:family="graphic">
      <style:graphic-properties style:writing-mode="lr-tb"/>
    </style:style>
    <style:style style:name="gr6" style:family="graphic" style:parent-style-name="standard">
      <style:graphic-properties draw:stroke="solid" svg:stroke-width="0.053cm" svg:stroke-color="#000000" draw:marker-end="msArrowEnd_20_9" draw:marker-end-width="0.35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53cm" svg:stroke-color="#000000" draw:marker-end="Arrow_20_short" draw:marker-end-width="0.50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 style:family="graphic" style:parent-style-name="standard">
      <style:graphic-properties draw:stroke="none" draw:fill="none" fo:min-height="1.303cm"/>
      <style:paragraph-properties style:writing-mode="lr-tb"/>
    </style:style>
    <style:style style:name="gr20" style:family="graphic" style:parent-style-name="standard">
      <style:graphic-properties draw:stroke="none" draw:fill="none" fo:min-height="0.775cm"/>
      <style:paragraph-properties style:writing-mode="lr-tb"/>
    </style:style>
    <style:style style:name="gr21"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37cm" fo:min-width="1.519cm" fo:padding-top="0.125cm" fo:padding-bottom="0.125cm" fo:padding-left="0.25cm" fo:padding-right="0.25cm" fo:wrap-option="wrap"/>
    </style:style>
    <style:style style:name="gr22"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25cm" fo:min-width="1.5cm" fo:padding-top="0.125cm" fo:padding-bottom="0.125cm" fo:padding-left="0.25cm" fo:padding-right="0.25cm" fo:wrap-option="wrap"/>
    </style:style>
    <style:style style:name="gr23"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45cm" fo:min-width="1.53cm" fo:padding-top="0.125cm" fo:padding-bottom="0.125cm" fo:padding-left="0.25cm" fo:padding-right="0.25cm" fo:wrap-option="wrap"/>
    </style:style>
    <style:style style:name="gr24" style:family="graphic" style:parent-style-name="standard">
      <style:graphic-properties draw:stroke="none" draw:fill="none" fo:min-height="0.703cm"/>
      <style:paragraph-properties style:writing-mode="lr-tb"/>
    </style:style>
    <style:style style:name="gr25" style:family="graphic" style:parent-style-name="standard">
      <style:graphic-properties draw:stroke="none" draw:fill="none" fo:min-height="1.349cm"/>
      <style:paragraph-properties style:writing-mode="lr-tb"/>
    </style:style>
    <style:style style:name="gr26" style:family="graphic" style:parent-style-name="standard">
      <style:graphic-properties draw:stroke="none" draw:fill="none" draw:auto-grow-height="true" draw:auto-grow-width="false" fo:min-height="1.349cm"/>
      <style:paragraph-properties style:writing-mode="lr-tb"/>
    </style:style>
    <style:style style:name="gr27"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97cm" fo:padding-top="0.125cm" fo:padding-bottom="0.125cm" fo:padding-left="0.25cm" fo:padding-right="0.25cm" fo:wrap-option="wrap"/>
    </style:style>
    <style:style style:name="gr2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36cm" fo:padding-top="0.125cm" fo:padding-bottom="0.125cm" fo:padding-left="0.25cm" fo:padding-right="0.25cm" fo:wrap-option="wrap"/>
    </style:style>
    <style:style style:name="gr2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7cm" fo:padding-top="0.125cm" fo:padding-bottom="0.125cm" fo:padding-left="0.25cm" fo:padding-right="0.25cm" fo:wrap-option="wrap"/>
    </style:style>
    <style:style style:name="gr3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18cm" fo:padding-top="0.125cm" fo:padding-bottom="0.125cm" fo:padding-left="0.25cm" fo:padding-right="0.25cm" fo:wrap-option="wrap"/>
    </style:style>
    <style:style style:name="gr31"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75cm" fo:min-width="11.108cm" fo:padding-top="0.125cm" fo:padding-bottom="0.125cm" fo:padding-left="0.25cm" fo:padding-right="0.25cm" fo:wrap-option="wrap"/>
    </style:style>
    <style:style style:name="gr32" style:family="graphic" style:parent-style-name="objectwithoutfill">
      <style:graphic-properties draw:stroke="dash" draw:stroke-dash="Long_20_Dash_20__28_Rounded_29_" svg:stroke-color="#b2b2b2" svg:stroke-linecap="round"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9.009cm"/>
      <style:paragraph-properties style:writing-mode="lr-tb"/>
    </style:style>
    <style:style style:name="gr34" style:family="graphic" style:parent-style-name="standard">
      <style:graphic-properties draw:stroke="solid" svg:stroke-color="#203864" draw:fill="solid" draw:fill-color="#4472c4" draw:textarea-horizontal-align="justify" draw:textarea-vertical-align="middle" draw:auto-grow-height="false" fo:min-height="2.131cm" fo:min-width="1.925cm" draw:shadow-offset-x="0.203cm" draw:shadow-offset-y="0.203cm"/>
    </style:style>
    <style:style style:name="gr35" style:family="graphic" style:parent-style-name="standard">
      <style:graphic-properties draw:stroke="solid" svg:stroke-color="#203864" draw:fill="solid" draw:fill-color="#4472c4" draw:opacity="100%" draw:textarea-horizontal-align="justify" draw:textarea-vertical-align="middle" draw:auto-grow-height="false" fo:min-height="2.131cm" fo:min-width="1.925cm" draw:shadow-offset-x="0.203cm" draw:shadow-offset-y="0.203cm" draw:shadow-opacity="100%"/>
    </style:style>
    <style:style style:name="gr3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7.577cm" fo:padding-top="0.125cm" fo:padding-bottom="0.125cm" fo:padding-left="0.25cm" fo:padding-right="0.25cm" fo:wrap-option="wrap" style:writing-mode="lr-tb"/>
      <style:paragraph-properties style:writing-mode="lr-tb"/>
    </style:style>
    <style:style style:name="gr4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1"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6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3"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9.572cm"/>
      <style:paragraph-properties style:writing-mode="lr-tb"/>
    </style:style>
    <style:style style:name="gr86"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2.105cm" fo:min-width="1.916cm" fo:padding-top="0.254cm" fo:padding-bottom="0.254cm" fo:padding-left="0.254cm" fo:padding-right="0.254cm" fo:wrap-option="wrap"/>
    </style:style>
    <style:style style:name="gr87"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2.131cm" fo:min-width="1.925cm" fo:padding-top="0.201cm" fo:padding-bottom="0.201cm" fo:padding-left="0.326cm" fo:padding-right="0.326cm" draw:shadow-offset-x="0.203cm" draw:shadow-offset-y="0.203cm"/>
    </style:style>
    <style:style style:name="gr88"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0" style:family="graphic" style:parent-style-name="standard">
      <style:graphic-properties draw:stroke="none" svg:stroke-color="#000000" draw:fill="none" draw:fill-color="#ffffff" draw:auto-grow-height="true" draw:auto-grow-width="false" fo:max-height="0cm" fo:min-height="10.135cm"/>
      <style:paragraph-properties style:writing-mode="lr-tb"/>
    </style:style>
    <style:style style:name="gr1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2"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7.891cm" fo:padding-top="0.125cm" fo:padding-bottom="0.125cm" fo:padding-left="0.25cm" fo:padding-right="0.25cm" fo:wrap-option="wrap" style:writing-mode="lr-tb"/>
      <style:paragraph-properties style:writing-mode="lr-tb"/>
    </style:style>
    <style:style style:name="gr103"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1.873cm" fo:min-width="1.916cm" fo:padding-top="0.254cm" fo:padding-bottom="0.254cm" fo:padding-left="0.254cm" fo:padding-right="0.254cm" fo:wrap-option="wrap"/>
    </style:style>
    <style:style style:name="gr1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18"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19" style:family="graphic" style:parent-style-name="standard">
      <style:graphic-properties draw:stroke="solid" svg:stroke-width="0.026cm" svg:stroke-color="#203864" draw:stroke-linejoin="round" svg:stroke-linecap="butt" draw:fill="solid" draw:fill-color="#4472c4" draw:opacity="100%" draw:opacity-name="Transparency_20_1"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2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2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3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3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4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4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1"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6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7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9"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9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2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1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10.004cm" fo:padding-top="0.125cm" fo:padding-bottom="0.125cm" fo:padding-left="0.25cm" fo:padding-right="0.25cm" fo:wrap-option="wrap" style:writing-mode="lr-tb"/>
      <style:paragraph-properties style:writing-mode="lr-tb"/>
    </style:style>
    <style:style style:name="gr217"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18"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19"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0" style:family="graphic" style:parent-style-name="standard" style:list-style-name="L8">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21"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22"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34" style:family="graphic" style:parent-style-name="standard">
      <style:graphic-properties draw:stroke="none" draw:fill="none" fo:min-height="1.765cm"/>
      <style:paragraph-properties style:writing-mode="lr-tb"/>
    </style:style>
    <style:style style:name="gr235"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03cm" fo:min-width="1.519cm" fo:padding-top="0.125cm" fo:padding-bottom="0.125cm" fo:padding-left="0.25cm" fo:padding-right="0.25cm" fo:wrap-option="wrap"/>
    </style:style>
    <style:style style:name="gr236"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391cm" fo:min-width="1.5cm" fo:padding-top="0.125cm" fo:padding-bottom="0.125cm" fo:padding-left="0.25cm" fo:padding-right="0.25cm" fo:wrap-option="wrap"/>
    </style:style>
    <style:style style:name="gr237"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11cm" fo:min-width="1.53cm" fo:padding-top="0.125cm" fo:padding-bottom="0.125cm" fo:padding-left="0.25cm" fo:padding-right="0.25cm" fo:wrap-option="wrap"/>
    </style:style>
    <style:style style:name="gr23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97cm" fo:padding-top="0.125cm" fo:padding-bottom="0.125cm" fo:padding-left="0.25cm" fo:padding-right="0.25cm" fo:wrap-option="wrap"/>
    </style:style>
    <style:style style:name="gr23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36cm" fo:padding-top="0.125cm" fo:padding-bottom="0.125cm" fo:padding-left="0.25cm" fo:padding-right="0.25cm" fo:wrap-option="wrap"/>
    </style:style>
    <style:style style:name="gr24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7cm" fo:padding-top="0.125cm" fo:padding-bottom="0.125cm" fo:padding-left="0.25cm" fo:padding-right="0.25cm" fo:wrap-option="wrap"/>
    </style:style>
    <style:style style:name="gr241"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18cm" fo:padding-top="0.125cm" fo:padding-bottom="0.125cm" fo:padding-left="0.25cm" fo:padding-right="0.25cm" fo:wrap-option="wrap"/>
    </style:style>
    <style:style style:name="gr242"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41cm" fo:min-width="11.108cm" fo:padding-top="0.125cm" fo:padding-bottom="0.125cm" fo:padding-left="0.25cm" fo:padding-right="0.25cm" fo:wrap-option="wrap"/>
    </style:style>
    <style:style style:name="gr243" style:family="graphic" style:parent-style-name="standard">
      <style:graphic-properties draw:stroke="none" svg:stroke-color="#000000" draw:fill="none" draw:fill-color="#ffffff" draw:auto-grow-height="true" draw:auto-grow-width="false" fo:max-height="0cm" fo:min-height="10.033cm"/>
      <style:paragraph-properties style:writing-mode="lr-tb"/>
    </style:style>
    <style:style style:name="gr244" style:family="graphic" style:parent-style-name="standard">
      <style:graphic-properties draw:stroke="solid" svg:stroke-width="0cm" svg:stroke-color="#203864" draw:marker-start-width="0.203cm" draw:marker-end-width="0.203cm" draw:fill="solid" draw:fill-color="#ff0000" draw:gradient-step-count="102" draw:opacity="100%" draw:textarea-horizontal-align="justify" draw:textarea-vertical-align="middle" draw:auto-grow-height="false" fo:min-height="1.979cm" fo:min-width="1.772cm" fo:padding-top="0.126cm" fo:padding-bottom="0.126cm" fo:padding-left="0.251cm" fo:padding-right="0.251cm" draw:shadow-offset-x="0.203cm" draw:shadow-offset-y="0.203cm" draw:shadow-opacity="100%"/>
    </style:style>
    <style:style style:name="gr245" style:family="graphic" style:parent-style-name="standard">
      <style:graphic-properties draw:stroke="solid" svg:stroke-width="0cm" svg:stroke-color="#203864" draw:marker-start-width="0.203cm" draw:marker-end-width="0.203cm" draw:fill="solid" draw:fill-color="#ff0000" draw:gradient-step-count="102" draw:textarea-horizontal-align="justify" draw:textarea-vertical-align="middle" draw:auto-grow-height="false" fo:min-height="1.979cm" fo:min-width="1.772cm" fo:padding-top="0.126cm" fo:padding-bottom="0.126cm" fo:padding-left="0.251cm" fo:padding-right="0.251cm" draw:shadow-offset-x="0.203cm" draw:shadow-offset-y="0.203cm"/>
    </style:style>
    <style:style style:name="gr2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48" style:family="graphic" style:parent-style-name="standard">
      <style:graphic-properties draw:stroke="solid" svg:stroke-color="#203864" draw:fill="solid" draw:fill-color="#ff0000" draw:opacity="100%" draw:textarea-horizontal-align="justify" draw:textarea-vertical-align="middle" draw:auto-grow-height="false" fo:min-height="2.131cm" fo:min-width="1.925cm" draw:shadow-offset-x="0.203cm" draw:shadow-offset-y="0.203cm" draw:shadow-opacity="100%"/>
    </style:style>
    <style:style style:name="gr249" style:family="graphic" style:parent-style-name="standard">
      <style:graphic-properties draw:stroke="solid" svg:stroke-color="#203864" draw:fill="solid" draw:fill-color="#ff0000" draw:textarea-horizontal-align="justify" draw:textarea-vertical-align="middle" draw:auto-grow-height="false" fo:min-height="2.131cm" fo:min-width="1.925cm" draw:shadow-offset-x="0.203cm" draw:shadow-offset-y="0.203cm"/>
    </style:style>
    <style:style style:name="gr25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62" style:family="graphic" style:parent-style-name="standard">
      <style:graphic-properties draw:stroke="solid" svg:stroke-width="0.152cm" svg:stroke-color="#158466" draw:marker-start-width="0.432cm" draw:marker-end-width="0.432cm" draw:fill="none" draw:fill-color="#4472c4" draw:gradient-step-count="102" draw:opacity="100%" draw:textarea-horizontal-align="justify" draw:textarea-vertical-align="middle" draw:auto-grow-height="false" fo:min-height="1.979cm" fo:min-width="1.772cm" fo:padding-top="0.201cm" fo:padding-bottom="0.201cm" fo:padding-left="0.326cm" fo:padding-right="0.326cm" draw:shadow-offset-x="0.203cm" draw:shadow-offset-y="0.203cm" draw:shadow-opacity="100%"/>
    </style:style>
    <style:style style:name="gr263" style:family="graphic" style:parent-style-name="standard">
      <style:graphic-properties draw:stroke="solid" svg:stroke-width="0.152cm" svg:stroke-color="#158466" draw:marker-start-width="0.432cm" draw:marker-end-width="0.432cm" draw:fill="none" draw:fill-color="#4472c4"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4" style:family="graphic" style:parent-style-name="standard">
      <style:graphic-properties draw:stroke="solid" svg:stroke-width="0.152cm" svg:stroke-color="#158466" draw:marker-start-width="0.432cm" draw:marker-end-width="0.432cm" draw:fill="none" draw:fill-color="#ff0000"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66" style:family="graphic" style:parent-style-name="standard">
      <style:graphic-properties draw:stroke="solid" svg:stroke-color="#203864" draw:fill="solid" draw:fill-color="#00a933" draw:opacity="100%" draw:textarea-horizontal-align="justify" draw:textarea-vertical-align="middle" draw:auto-grow-height="false" fo:min-height="2.131cm" fo:min-width="1.925cm" draw:shadow-offset-x="0.203cm" draw:shadow-offset-y="0.203cm" draw:shadow-opacity="100%"/>
    </style:style>
    <style:style style:name="gr267" style:family="graphic" style:parent-style-name="standard">
      <style:graphic-properties draw:stroke="solid" svg:stroke-color="#203864" draw:fill="solid" draw:fill-color="#00a933" draw:textarea-horizontal-align="justify" draw:textarea-vertical-align="middle" draw:auto-grow-height="false" fo:min-height="2.131cm" fo:min-width="1.925cm" draw:shadow-offset-x="0.203cm" draw:shadow-offset-y="0.203cm"/>
    </style:style>
    <style:style style:name="gr26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69"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48cm" fo:min-width="1.594cm" fo:padding-top="0.125cm" fo:padding-bottom="0.125cm" fo:padding-left="0.25cm" fo:padding-right="0.25cm" fo:wrap-option="wrap" draw:shadow-offset-x="0.203cm" draw:shadow-offset-y="0.203cm" draw:shadow-opacity="100%"/>
    </style:style>
    <style:style style:name="gr2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83"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0.533cm" fo:min-width="1.61cm" fo:padding-top="0.125cm" fo:padding-bottom="0.125cm" fo:padding-left="0.25cm" fo:padding-right="0.25cm" fo:wrap-option="wrap" draw:shadow-offset-x="0.203cm" draw:shadow-offset-y="0.203cm" draw:shadow-opacity="100%"/>
    </style:style>
    <style:style style:name="gr284" style:family="graphic" style:parent-style-name="standard">
      <style:graphic-properties draw:stroke="none" svg:stroke-width="0.035cm" svg:stroke-color="#158466"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169cm" fo:min-width="1.475cm" fo:padding-top="0.125cm" fo:padding-bottom="0.125cm" fo:padding-left="0.25cm" fo:padding-right="0.25cm" fo:wrap-option="wrap" draw:shadow-offset-x="0.203cm" draw:shadow-offset-y="0.203cm" draw:shadow-opacity="100%"/>
    </style:style>
    <style:style style:name="gr2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7" style:family="graphic" style:parent-style-name="standard">
      <style:graphic-properties draw:stroke="solid" svg:stroke-color="#203864" draw:fill="solid" draw:fill-color="#4472c4" draw:opacity="100%" draw:textarea-horizontal-align="justify" draw:textarea-vertical-align="middle" draw:auto-grow-height="false" fo:min-height="0.957cm" fo:min-width="1.925cm" draw:shadow-offset-x="0.203cm" draw:shadow-offset-y="0.203cm" draw:shadow-opacity="100%"/>
    </style:style>
    <style:style style:name="gr298" style:family="graphic" style:parent-style-name="standard">
      <style:graphic-properties draw:stroke="solid" svg:stroke-color="#203864" draw:fill="solid" draw:fill-color="#4472c4" draw:textarea-horizontal-align="justify" draw:textarea-vertical-align="middle" draw:auto-grow-height="false" fo:min-height="0.957cm" fo:min-width="1.925cm" draw:shadow-offset-x="0.203cm" draw:shadow-offset-y="0.203cm"/>
    </style:style>
    <style:style style:name="gr29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00"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64cm" fo:min-width="1.553cm" fo:padding-top="0.125cm" fo:padding-bottom="0.125cm" fo:padding-left="0.25cm" fo:padding-right="0.25cm" fo:wrap-option="wrap" draw:shadow-offset-x="0.203cm" draw:shadow-offset-y="0.203cm" draw:shadow-opacity="100%"/>
    </style:style>
    <style:style style:name="gr3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12" style:family="graphic" style:parent-style-name="standard">
      <style:graphic-properties draw:stroke="none" svg:stroke-color="#000000" draw:fill="none" draw:fill-color="#ffffff" draw:auto-grow-height="true" draw:auto-grow-width="false" fo:max-height="0cm" fo:min-height="10.698cm"/>
      <style:paragraph-properties style:writing-mode="lr-tb"/>
    </style:style>
    <style:style style:name="gr313"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1.979cm" fo:min-width="1.773cm" fo:padding-top="0.201cm" fo:padding-bottom="0.201cm" fo:padding-left="0.326cm" fo:padding-right="0.326cm" draw:shadow-offset-x="0.203cm" draw:shadow-offset-y="0.203cm"/>
    </style:style>
    <style:style style:name="gr314"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Title_20_Slide-notes">
      <style:graphic-properties draw:fill-color="#ffffff" draw:auto-grow-height="true" fo:min-height="12.572cm"/>
      <style:paragraph-properties style:writing-mode="lr-tb"/>
    </style:style>
    <style:style style:name="co1" style:family="table-column">
      <style:table-column-properties style:column-width="3.308cm" style:use-optimal-column-width="false"/>
    </style:style>
    <style:style style:name="co2" style:family="table-column">
      <style:table-column-properties style:column-width="27.759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ce1" style:family="table-cell">
      <style:paragraph-properties fo:border="none"/>
      <style:text-properties fo:font-size="16pt" style:font-size-asian="16pt" style:font-size-complex="16pt"/>
    </style:style>
    <style:style style:name="P1" style:family="paragraph">
      <style:paragraph-properties fo:margin-left="0.953cm" fo:margin-right="0cm" fo:margin-top="0cm" fo:margin-bottom="0cm" fo:line-height="100%" fo:text-align="center" fo:text-indent="-0.953cm" loext:tab-stop-distance="0cm" style:writing-mode="lr-tb">
        <style:tab-stops/>
      </style:paragraph-properties>
    </style:style>
    <style:style style:name="P2"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hyphenate="false"/>
    </style:style>
    <style:style style:name="P3" style:family="paragraph">
      <style:paragraph-properties fo:margin-left="0cm" fo:margin-right="0cm" fo:margin-top="0.498cm" fo:margin-bottom="0cm" fo:line-height="90%" fo:text-align="start" fo:text-indent="0cm" style:punctuation-wrap="hanging" loext:tab-stop-distance="0cm" style:writing-mode="lr-tb">
        <style:tab-stops>
          <style:tab-stop style:position="0cm"/>
        </style:tab-stops>
      </style:paragraph-properties>
      <style:text-properties fo:hyphenate="false"/>
    </style:style>
    <style:style style:name="P4" style:family="paragraph">
      <style:paragraph-properties fo:margin-left="0cm" fo:margin-right="0cm" fo:margin-top="0.498cm" fo:margin-bottom="0cm" fo:line-height="90%" fo:text-align="justify" fo:text-indent="0cm" style:punctuation-wrap="hanging" loext:tab-stop-distance="0cm" style:writing-mode="lr-tb">
        <style:tab-stops/>
      </style:paragraph-properties>
      <style:text-properties fo:hyphenate="false"/>
    </style:style>
    <style:style style:name="P5" style:family="paragraph">
      <style:paragraph-properties fo:margin-left="1cm" fo:margin-right="0cm" fo:margin-top="0.498cm" fo:margin-bottom="0cm" fo:line-height="90%" fo:text-align="justify" fo:text-indent="0cm" style:punctuation-wrap="hanging" loext:tab-stop-distance="0cm" style:writing-mode="lr-tb">
        <style:tab-stops/>
      </style:paragraph-properties>
      <style:text-properties fo:hyphenate="false" loext:hyphenation-no-caps="false" loext:hyphenation-no-last-word="false"/>
    </style:style>
    <style:style style:name="P6" style:family="paragraph">
      <style:paragraph-properties fo:margin-left="1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fo:font-size="18pt"/>
    </style:style>
    <style:style style:name="P8" style:family="paragraph">
      <style:paragraph-properties fo:text-align="center"/>
      <style:text-properties fo:background-color="transparent"/>
    </style:style>
    <style:style style:name="P9" style:family="paragraph">
      <loext:graphic-properties draw:fill="solid" draw:fill-color="#dee6ef"/>
      <style:paragraph-properties fo:text-align="center" style:writing-mode="lr-tb"/>
      <style:text-properties fo:background-color="transparent"/>
    </style:style>
    <style:style style:name="P10" style:family="paragraph">
      <loext:graphic-properties draw:fill-color="#ffffff"/>
    </style:style>
    <style:style style:name="P11" style:family="paragraph">
      <style:paragraph-properties fo:margin-left="0cm" fo:margin-right="0cm" fo:margin-top="0.508cm" fo:margin-bottom="0cm" fo:line-height="90%" fo:text-align="justify" fo:text-indent="0cm" loext:tab-stop-distance="0cm" style:writing-mode="lr-tb">
        <style:tab-stops/>
      </style:paragraph-properties>
    </style:style>
    <style:style style:name="P12" style:family="paragraph">
      <style:paragraph-properties fo:margin-left="1cm" fo:margin-right="0cm" fo:margin-top="0.508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3" style:family="paragraph">
      <style:paragraph-properties fo:margin-left="1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style>
    <style:style style:name="P16" style:family="paragraph">
      <style:paragraph-properties fo:margin-left="0cm" fo:margin-right="0cm" fo:margin-top="0.498cm" fo:margin-bottom="0cm" fo:line-height="90%" fo:text-align="start" fo:text-indent="0cm" style:punctuation-wrap="hanging" loext:tab-stop-distance="0cm"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508cm" fo:margin-bottom="0cm" fo:line-height="90%" fo:text-align="justify" fo:text-indent="0cm" loext:tab-stop-distance="0cm"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style:text-properties fo:font-size="20pt"/>
    </style:style>
    <style:style style:name="P19" style:family="paragraph">
      <style:paragraph-properties fo:margin-left="0.953cm" fo:margin-right="0cm" fo:margin-top="0cm" fo:margin-bottom="0cm" fo:line-height="100%" fo:text-align="start" fo:text-indent="-0.953cm" loext:tab-stop-distance="0cm" style:writing-mode="lr-tb">
        <style:tab-stops/>
      </style:paragraph-properties>
    </style:style>
    <style:style style:name="P20" style:family="paragraph">
      <style:paragraph-properties fo:margin-left="1cm" fo:margin-right="0cm" fo:margin-top="0cm" fo:margin-bottom="0cm" fo:line-height="100%" fo:text-align="start" fo:text-indent="-0.635cm" loext:tab-stop-distance="0cm" style:writing-mode="lr-tb">
        <style:tab-stops>
          <style:tab-stop style:position="-0.318cm"/>
        </style:tab-stops>
      </style:paragraph-properties>
    </style:style>
    <style:style style:name="P21" style:family="paragraph">
      <style:paragraph-properties fo:margin-left="0cm" fo:margin-right="0cm" fo:margin-top="0cm" fo:margin-bottom="0cm" fo:line-height="100%" fo:text-align="justify" fo:text-indent="-0.991cm" loext:tab-stop-distance="0cm" style:writing-mode="lr-tb">
        <style:tab-stops>
          <style:tab-stop style:position="-0.476cm"/>
        </style:tab-stops>
      </style:paragraph-properties>
      <style:text-properties fo:hyphenate="false" loext:hyphenation-no-caps="false" loext:hyphenation-no-last-word="false"/>
    </style:style>
    <style:style style:name="P22" style:family="paragraph">
      <style:paragraph-properties fo:text-align="center"/>
    </style:style>
    <style:style style:name="P23" style:family="paragraph">
      <loext:graphic-properties draw:fill="solid" draw:fill-color="#dee6ef"/>
      <style:paragraph-properties fo:text-align="center"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end" fo:text-indent="0cm" style:punctuation-wrap="hanging" style:writing-mode="lr-tb"/>
      <style:text-properties fo:font-size="18pt" fo:font-style="italic" style:font-style-asian="italic" style:font-style-complex="italic" fo:hyphenate="false"/>
    </style:style>
    <style:style style:name="P2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font-style="italic" style:font-style-asian="italic" style:font-style-complex="italic"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font-size="18pt" fo:font-style="italic" style:font-style-asian="italic" style:font-style-complex="italic"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style="italic" style:font-style-asian="italic" style:font-style-complex="italic"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fo:font-weight="normal" style:font-size-asian="15pt" style:font-weight-asian="normal" style:font-size-complex="15pt" style:font-weight-complex="normal"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normal" style:font-size-asian="15pt" style:font-weight-asian="normal" style:font-size-complex="15pt" style:font-weight-complex="normal"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font-size="18pt" style:font-size-asian="15pt" style:font-size-complex="15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5pt" style:font-size-complex="15pt" fo:hyphenate="false"/>
    </style:style>
    <style:style style:name="P33" style:family="paragraph">
      <style:paragraph-properties fo:margin-left="0cm" fo:margin-right="0cm" fo:margin-top="0cm" fo:margin-bottom="0cm" fo:line-height="100%" fo:text-align="end" fo:text-indent="0cm"/>
    </style:style>
    <style:style style:name="P34" style:family="paragraph">
      <loext:graphic-properties draw:fill="none"/>
      <style:paragraph-properties fo:margin-left="0cm" fo:margin-right="0cm" fo:margin-top="0cm" fo:margin-bottom="0cm" fo:line-height="100%" fo:text-align="end" fo:text-indent="0cm"/>
      <style:text-properties fo:font-size="15pt" style:font-size-asian="15pt" style:font-size-complex="15pt"/>
    </style:style>
    <style:style style:name="P35" style:family="paragraph">
      <style:paragraph-properties fo:text-align="end"/>
    </style:style>
    <style:style style:name="P36" style:family="paragraph">
      <loext:graphic-properties draw:fill="none"/>
      <style:paragraph-properties fo:text-align="end"/>
      <style:text-properties fo:font-size="15pt" style:font-size-asian="15pt" style:font-size-complex="15pt"/>
    </style:style>
    <style:style style:name="P37" style:family="paragraph">
      <loext:graphic-properties draw:fill="solid"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8" style:family="paragraph">
      <loext:graphic-properties draw:fill="none"/>
      <style:paragraph-properties fo:text-align="end"/>
      <style:text-properties fo:font-size="15pt" fo:background-color="transparent" style:font-size-asian="15pt" style:font-size-complex="15pt"/>
    </style:style>
    <style:style style:name="P39" style:family="paragraph">
      <loext:graphic-properties draw:fill="solid" draw:fill-color="#000000" draw:opacity="1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0" style:family="paragraph">
      <loext:graphic-properties draw:fill="none"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1" style:family="paragraph">
      <loext:graphic-properties draw:fill="none"/>
      <style:paragraph-properties fo:text-align="center"/>
    </style:style>
    <style:style style:name="P42" style:family="paragraph">
      <loext:graphic-properties draw:fill="none" draw:fill-color="#ffffff"/>
      <style:paragraph-properties fo:text-align="center"/>
      <style:text-properties style:font-name="Calibri2" fo:font-size="16pt" style:font-size-asian="16pt" style:font-size-complex="16pt"/>
    </style:style>
    <style:style style:name="P43" style:family="paragraph">
      <loext:graphic-properties draw:fill="solid" draw:fill-color="#4472c4"/>
      <style:paragraph-properties fo:text-align="center"/>
    </style:style>
    <style:style style:name="P44" style:family="paragraph">
      <loext:graphic-properties draw:fill="solid" draw:fill-color="#4472c4" draw:opacity="100%"/>
      <style:paragraph-properties fo:text-align="center"/>
    </style:style>
    <style:style style:name="P4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text-position="0% 100%" style:font-name="Liberation Sans3" fo:font-size="14pt"/>
    </style:style>
    <style:style style:name="P4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text-position="0% 100%" style:font-name="Liberation Sans3" fo:font-size="14pt"/>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text-align="center"/>
      <style:text-properties fo:font-size="16pt"/>
    </style:style>
    <style:style style:name="P49"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style:style>
    <style:style style:name="P5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4pt"/>
    </style:style>
    <style:style style:name="P52" style:family="paragraph">
      <loext:graphic-properties draw:fill="none" draw:fill-color="#ffffff"/>
      <style:paragraph-properties fo:text-align="center"/>
      <style:text-properties style:font-name="Calibri2" fo:font-size="16pt"/>
    </style:style>
    <style:style style:name="P5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4pt"/>
    </style:style>
    <style:style style:name="P54"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4pt"/>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style:style>
    <style:style style:name="P5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style:style>
    <style:style style:name="P57" style:family="paragraph">
      <loext:graphic-properties draw:fill="solid" draw:fill-color="#4472c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5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fo:hyphenate="false" loext:hyphenation-no-caps="false" loext:hyphenation-no-last-word="false"/>
    </style:style>
    <style:style style:name="P59"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fo:hyphenate="false" loext:hyphenation-no-caps="false" loext:hyphenation-no-last-word="false"/>
    </style:style>
    <style:style style:name="P6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fo:hyphenate="false" loext:hyphenation-no-caps="false" loext:hyphenation-no-last-word="false"/>
    </style:style>
    <style:style style:name="P62"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63"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7pt" style:font-size-asian="17pt" style:font-size-complex="17pt"/>
    </style:style>
    <style:style style:name="P64" style:family="paragraph">
      <loext:graphic-properties draw:fill="solid" draw:fill-color="#4472c4"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5" style:family="paragraph">
      <loext:graphic-properties draw:fill="solid" draw:fill-color="#4472c4" draw:opacity="100%" draw:opacity-name="Transparency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6"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color="#000000" loext:opacity="100%" fo:font-size="18pt" style:font-size-asian="18pt" style:font-size-complex="18pt"/>
    </style:style>
    <style:style style:name="P6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fo:hyphenate="false" loext:hyphenation-no-caps="false" loext:hyphenation-no-last-word="false"/>
    </style:style>
    <style:style style:name="P68"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8pt" style:font-size-asian="18pt" style:font-size-complex="18pt"/>
    </style:style>
    <style:style style:name="P6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style:style>
    <style:style style:name="P70" style:family="paragraph">
      <style:paragraph-properties fo:text-align="center"/>
      <style:text-properties fo:font-size="18pt"/>
    </style:style>
    <style:style style:name="P71" style:family="paragraph">
      <loext:graphic-properties draw:fill="solid" draw:fill-color="#dee6ef"/>
      <style:paragraph-properties fo:text-align="center" style:writing-mode="lr-tb"/>
      <style:text-properties fo:font-size="18pt"/>
    </style:style>
    <style:style style:name="P7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Arial2" fo:font-size="18pt" style:font-size-asian="18pt" style:font-size-complex="18pt"/>
    </style:style>
    <style:style style:name="P73"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Arial2" fo:font-size="18pt" style:font-size-asian="18pt" style:font-size-complex="18pt"/>
    </style:style>
    <style:style style:name="P74" style:family="paragraph">
      <loext:graphic-properties draw:fill="solid" draw:fill-color="#ff0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5" style:family="paragraph">
      <loext:graphic-properties draw:fill="solid" draw:fill-color="#ff8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6" style:family="paragraph">
      <style:paragraph-properties fo:margin-left="0cm" fo:margin-right="0cm" fo:margin-top="0cm" fo:margin-bottom="0cm" fo:line-height="100%" fo:text-align="start" fo:text-indent="-0.953cm" loext:tab-stop-distance="0cm" style:writing-mode="lr-tb">
        <style:tab-stops/>
      </style:paragraph-properties>
    </style:style>
    <style:style style:name="P77" style:family="paragraph">
      <style:paragraph-properties fo:margin-left="0cm" fo:margin-right="0cm" fo:margin-top="0cm" fo:margin-bottom="0cm" fo:line-height="100%" fo:text-align="start" fo:text-indent="-0.635cm" loext:tab-stop-distance="0cm" style:writing-mode="lr-tb">
        <style:tab-stops>
          <style:tab-stop style:position="-0.318cm"/>
        </style:tab-stops>
      </style:paragraph-properties>
    </style:style>
    <style:style style:name="P78"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hyphenate="false" loext:hyphenation-no-caps="false" loext:hyphenation-no-last-word="false"/>
    </style:style>
    <style:style style:name="P79"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8pt"/>
    </style:style>
    <style:style style:name="P80" style:family="paragraph">
      <style:paragraph-properties fo:margin-left="0cm" fo:margin-right="0cm" fo:margin-top="0cm" fo:margin-bottom="0cm" fo:line-height="100%" fo:text-align="end" fo:text-indent="0cm" style:punctuation-wrap="hanging" style:writing-mode="lr-tb"/>
      <style:text-properties style:text-position="-8% 58%" fo:font-size="18pt" fo:font-style="italic" style:font-style-asian="italic" style:font-style-complex="italic" fo:hyphenate="false"/>
    </style:style>
    <style:style style:name="P8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2" style:family="paragraph">
      <style:paragraph-properties fo:margin-left="0cm" fo:margin-right="0cm" fo:margin-top="0cm" fo:margin-bottom="0cm" fo:line-height="100%" fo:text-align="start" fo:text-indent="0cm" style:punctuation-wrap="hanging" style:writing-mode="lr-tb"/>
      <style:text-properties style:text-position="-8% 58%" fo:font-size="18pt" fo:font-style="italic" style:font-style-asian="italic" style:font-style-complex="italic" fo:hyphenate="false"/>
    </style:style>
    <style:style style:name="P8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4" style:family="paragraph">
      <style:paragraph-properties fo:margin-left="0cm" fo:margin-right="0cm" fo:margin-top="0cm" fo:margin-bottom="0cm" fo:line-height="100%" fo:text-align="start" fo:text-indent="0cm" style:punctuation-wrap="hanging" style:writing-mode="lr-tb"/>
      <style:text-properties style:text-position="-8% 58%" fo:font-size="18pt" fo:font-weight="normal" style:font-size-asian="15pt" style:font-weight-asian="normal" style:font-size-complex="15pt" style:font-weight-complex="normal" fo:hyphenate="false"/>
    </style:style>
    <style:style style:name="P8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weight="normal" style:font-size-asian="15pt" style:font-weight-asian="normal" style:font-size-complex="15pt" style:font-weight-complex="normal" fo:hyphenate="false"/>
    </style:style>
    <style:style style:name="P86" style:family="paragraph">
      <style:paragraph-properties fo:margin-left="0cm" fo:margin-right="0cm" fo:margin-top="0cm" fo:margin-bottom="0cm" fo:line-height="100%" fo:text-align="start" fo:text-indent="0cm" style:punctuation-wrap="hanging" style:writing-mode="lr-tb"/>
      <style:text-properties style:text-position="-8% 58%" fo:font-size="18pt" style:font-size-asian="15pt" style:font-size-complex="15pt" fo:hyphenate="false"/>
    </style:style>
    <style:style style:name="P8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style:font-size-asian="15pt" style:font-size-complex="15pt" fo:hyphenate="false"/>
    </style:style>
    <style:style style:name="P88" style:family="paragraph">
      <loext:graphic-properties draw:fill="none" draw:fill-color="#ffffff"/>
      <style:paragraph-properties fo:text-align="center"/>
      <style:text-properties fo:color="#ff0000" loext:opacity="100%" loext:color-lum-mod="100%" loext:color-lum-off="0%" style:font-name="Calibri2" fo:font-size="16pt"/>
    </style:style>
    <style:style style:name="P89" style:family="paragraph">
      <loext:graphic-properties draw:fill="solid" draw:fill-color="#ff0000" draw:gradient-step-count="102" draw:opacity="100%"/>
      <style:paragraph-properties fo:text-align="center"/>
    </style:style>
    <style:style style:name="P90" style:family="paragraph">
      <loext:graphic-properties draw:fill="solid" draw:fill-color="#ff0000" draw:gradient-step-count="102"/>
      <style:paragraph-properties fo:text-align="center"/>
    </style:style>
    <style:style style:name="P91" style:family="paragraph">
      <loext:graphic-properties draw:fill="solid" draw:fill-color="#ff0000" draw:opacity="100%"/>
      <style:paragraph-properties fo:text-align="center"/>
    </style:style>
    <style:style style:name="P92" style:family="paragraph">
      <loext:graphic-properties draw:fill="solid" draw:fill-color="#ff0000"/>
      <style:paragraph-properties fo:text-align="center"/>
    </style:style>
    <style:style style:name="P93" style:family="paragraph">
      <loext:graphic-properties draw:fill="none" draw:fill-color="#4472c4" draw:gradient-step-count="102" draw:opacity="100%"/>
      <style:paragraph-properties fo:text-align="center"/>
    </style:style>
    <style:style style:name="P94" style:family="paragraph">
      <loext:graphic-properties draw:fill="none" draw:fill-color="#4472c4" draw:gradient-step-count="102"/>
      <style:paragraph-properties fo:text-align="center"/>
    </style:style>
    <style:style style:name="P95" style:family="paragraph">
      <loext:graphic-properties draw:fill="none" draw:fill-color="#ff0000" draw:gradient-step-count="102"/>
      <style:paragraph-properties fo:text-align="center"/>
    </style:style>
    <style:style style:name="P96" style:family="paragraph">
      <loext:graphic-properties draw:fill="solid" draw:fill-color="#00a933" draw:opacity="100%"/>
      <style:paragraph-properties fo:text-align="center"/>
    </style:style>
    <style:style style:name="P97" style:family="paragraph">
      <loext:graphic-properties draw:fill="solid" draw:fill-color="#00a933"/>
      <style:paragraph-properties fo:text-align="center"/>
    </style:style>
    <style:style style:name="P98" style:family="paragraph">
      <loext:graphic-properties draw:fill="solid" draw:fill-color="#000000" draw:gradient-step-count="10" draw:fill-hatch-solid="false" draw:opacity="100%" draw:opacity-name="Transparency_20_3"/>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9"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fo:font-size="14pt" fo:hyphenate="false" loext:hyphenation-no-caps="false" loext:hyphenation-no-last-word="false"/>
    </style:style>
    <style:style style:name="P100"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style:font-name="Liberation Sans3" fo:font-size="16pt" style:font-size-asian="16pt" style:font-size-complex="16pt" fo:hyphenate="false" loext:hyphenation-no-caps="false" loext:hyphenation-no-last-word="false"/>
    </style:style>
    <style:style style:name="P10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6pt" style:font-size-asian="16pt" style:font-size-complex="16pt" fo:hyphenate="false" loext:hyphenation-no-caps="false" loext:hyphenation-no-last-word="false"/>
    </style:style>
    <style:style style:name="P102" style:family="paragraph">
      <style:text-properties fo:font-size="16pt" style:font-size-asian="16pt" style:font-size-complex="16pt"/>
    </style:style>
    <style:style style:name="T1"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fo:text-shadow="none" style:text-underline-style="none" fo:font-weight="normal" style:letter-kerning="true" fo:background-color="transparent" style:font-name-asian="Arial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italic"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ans"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8" style:family="text">
      <style:text-properties fo:background-color="transparent"/>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Arial1"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italic" fo:text-shadow="none" style:text-underline-style="none" fo:font-weight="normal" style:letter-kerning="true" fo:background-color="transparent" style:font-name-asian="Arial1"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libri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3" style:family="text">
      <style:text-properties fo:font-size="15pt" style:font-size-asian="15pt" style:font-size-complex="15pt"/>
    </style:style>
    <style:style style:name="T24" style:family="text">
      <style:text-properties fo:font-size="11pt" style:font-size-asian="11pt" style:font-size-complex="11pt"/>
    </style:style>
    <style:style style:name="T25" style:family="text">
      <style:text-properties style:font-name="Calibri2" fo:font-size="16pt" style:font-size-asian="16pt" style:font-size-complex="16pt"/>
    </style:style>
    <style:style style:name="T26" style:family="text">
      <style:text-properties fo:color="#2a6099" loext:opacity="100%" style:font-name="Calibri2" fo:font-size="16pt" fo:font-style="italic" style:font-size-asian="16pt" style:font-style-asian="italic" style:font-size-complex="16pt" style:font-style-complex="italic"/>
    </style:style>
    <style:style style:name="T27"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29" style:family="text">
      <style:text-properties fo:color="#000000" loext:opacity="100%" fo:font-size="18pt"/>
    </style:style>
    <style:style style:name="T30" style:family="text">
      <style:text-properties fo:color="#000000" loext:opacity="100%" fo:font-size="15pt" style:font-size-asian="15pt" style:font-size-complex="15pt"/>
    </style:style>
    <style:style style:name="T31" style:family="text">
      <style:text-properties fo:color="#000000" loext:opacity="100%" fo:font-size="18pt" style:font-size-asian="18pt" style:font-size-complex="18pt"/>
    </style:style>
    <style:style style:name="T32" style:family="text">
      <style:text-properties fo:color="#00a933" loext:opacity="100%" style:font-name="Calibri2" fo:font-size="16pt" fo:font-style="italic" style:font-size-asian="16pt" style:font-style-asian="italic" style:font-size-complex="16pt" style:font-style-complex="italic"/>
    </style:style>
    <style:style style:name="T33" style:family="text">
      <style:text-properties fo:color="#2a6099" loext:opacity="100%" style:text-position="-8% 58%" style:font-name="Calibri2" fo:font-size="16pt" fo:font-style="italic" style:font-size-asian="16pt" style:font-style-asian="italic" style:font-size-complex="16pt" style:font-style-complex="italic"/>
    </style:style>
    <style:style style:name="T34"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text-position="0% 100%"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3" fo:font-size="17pt" fo:text-shadow="none" style:text-underline-style="none" fo:font-weight="normal" style:letter-kerning="true" style:font-name-asian="Noto Sans SC Regular" style:font-size-asian="17pt" style:font-weight-asian="normal" style:font-name-complex="Droid Sans Devanagari" style:font-size-complex="17pt"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3" fo:font-size="17pt" fo:font-style="italic" fo:text-shadow="none" style:text-underline-style="none" fo:font-weight="normal" style:letter-kerning="true" style:font-name-asian="Noto Sans SC Regular" style:font-size-asian="17pt" style:font-style-asian="italic" style:font-weight-asian="normal" style:font-name-complex="Droid Sans Devanagari" style:font-size-complex="17pt" style:font-style-complex="italic"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normal" style:letter-kerning="true" style:font-name-asian="Noto Sans SC Regular" style:font-size-asian="17pt" style:font-style-asian="normal" style:font-weight-asian="normal" style:font-name-complex="Droid Sans Devanagari" style:font-size-complex="17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style:letter-kerning="true" style:font-name-asian="Noto Sans SC Regular" style:font-size-asian="17pt" style:font-style-asian="normal" style:font-name-complex="Droid Sans Devanagari" style:font-size-complex="17pt" style:font-style-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bold" style:letter-kerning="true" style:font-name-asian="Noto Sans SC Regular" style:font-size-asian="17pt" style:font-style-asian="normal" style:font-weight-asian="bold" style:font-name-complex="Droid Sans Devanagari" style:font-size-complex="17pt" style:font-style-complex="normal" style:font-weight-complex="bold"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style:letter-kerning="true" style:font-name-asian="Noto Sans SC Regular" style:font-size-asian="17pt" style:font-style-asian="normal" style:font-name-complex="Droid Sans Devanagari" style:font-size-complex="17pt" style:font-style-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fo:font-weight="normal" style:letter-kerning="true" style:font-name-asian="Noto Sans SC Regular" style:font-size-asian="17pt" style:font-style-asian="normal" style:font-weight-asian="normal" style:font-name-complex="Droid Sans Devanagari" style:font-size-complex="17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bold" style:letter-kerning="true" fo:background-color="transparent" style:font-name-asian="Arial1" style:font-size-asian="17pt" style:font-style-asian="normal" style:font-weight-asian="bold" style:font-name-complex="Arial1" style:font-size-complex="17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8% 58%"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8" style:family="text">
      <style:text-properties fo:color="#000000" loext:opacity="100%" style:font-name="Liberation Sans3" fo:font-size="18pt" style:font-size-asian="18pt" style:font-size-complex="18pt"/>
    </style:style>
    <style:style style:name="T49" style:family="text">
      <style:text-properties fo:color="#000000" loext:opacity="100%" style:text-position="-8% 58%" fo:font-size="18pt" style:font-size-asian="18pt" style:font-size-complex="18pt"/>
    </style:style>
    <style:style style:name="T50"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text-position="-8% 58%"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8% 58%"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5" style:family="text">
      <style:text-properties fo:font-size="18pt"/>
    </style:style>
    <style:style style:name="T56" style:family="text">
      <style:text-properties fo:font-variant="normal" fo:text-transform="none" fo:color="#000000" loext:opacity="100%" style:text-outline="false" style:text-line-through-style="none" style:text-line-through-type="none"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8% 58%"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8" style:family="text">
      <style:text-properties fo:color="#ff8000" loext:opacity="100%" style:font-name="Calibri2" fo:font-size="16pt" style:font-size-asian="16pt" style:font-size-complex="16pt"/>
    </style:style>
    <style:style style:name="T59" style:family="text">
      <style:text-properties fo:color="#ff0000" loext:opacity="100%" style:font-name="Calibri2" fo:font-size="16pt" style:font-size-asian="16pt" style:font-size-complex="16pt"/>
    </style:style>
    <style:style style:name="T60" style:family="text">
      <style:text-properties fo:font-variant="normal" fo:text-transform="none" fo:color="#000000" loext:opacity="100%" style:text-outline="false" style:text-line-through-style="none" style:text-line-through-type="none"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font-name="Liberation Sans3" fo:font-size="18pt" fo:letter-spacing="normal" fo:language="en" fo:country="US" fo:font-style="normal" style:text-underline-style="solid" style:text-underline-width="auto" style:text-underline-color="font-color"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2" style:font-size-asian="18pt" style:font-style-asian="normal" style:font-weight-asian="normal" style:font-name-complex="DejaVu Sans7"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2" style:font-size-asian="18pt" style:font-style-asian="normal" style:font-weight-asian="bold" style:font-name-complex="DejaVu Sans7"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5" style:family="text">
      <style:text-properties fo:font-size="15pt" fo:background-color="transparent" style:font-size-asian="15pt" style:font-size-complex="15pt"/>
    </style:style>
    <style:style style:name="T66" style:family="text">
      <style:text-properties fo:color="#ff0000" loext:opacity="100%" style:font-name="Calibri2" fo:font-size="16pt"/>
    </style:style>
    <style:style style:name="T67" style:family="text">
      <style:text-properties fo:color="#ff0000" loext:opacity="100%" style:text-position="-8% 58%" style:font-name="Calibri2" fo:font-size="16pt"/>
    </style:style>
    <style:style style:name="T68"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9" style:family="text">
      <style:text-properties style:font-name="Calibri2" fo:font-size="16pt"/>
    </style:style>
    <style:style style:name="T70" style:family="text">
      <style:text-properties fo:color="#00a933" loext:opacity="100%" style:font-name="Calibri2" fo:font-size="16pt"/>
    </style:style>
    <style:style style:name="T71" style:family="text">
      <style:text-properties fo:color="#00a933" loext:opacity="100%" style:text-position="-8% 58%" style:font-name="Calibri2" fo:font-size="16pt"/>
    </style:style>
    <style:style style:name="T72" style:family="text">
      <style:text-properties fo:color="#158466" loext:opacity="100%" style:font-name="Calibri2" fo:font-size="16pt"/>
    </style:style>
    <style:style style:name="T73" style:family="text">
      <style:text-properties fo:color="#158466" loext:opacity="100%" style:text-position="-8% 58%" style:font-name="Calibri2" fo:font-size="16pt"/>
    </style:style>
    <style:style style:name="T74" style:family="text">
      <style:text-properties fo:color="#158466" loext:opacity="100%" style:text-position="0% 100%" style:font-name="Calibri2" fo:font-size="16pt"/>
    </style:style>
    <style:style style:name="T75" style:family="text">
      <style:text-properties fo:color="#4472c4" loext:opacity="100%" style:font-name="Calibri2" fo:font-size="16pt"/>
    </style:style>
    <style:style style:name="T76" style:family="text">
      <style:text-properties fo:color="#000000" loext:opacity="100%" fo:font-size="16pt" style:font-size-asian="16pt" style:font-size-complex="16pt"/>
    </style:style>
    <style:style style:name="T77" style:family="text">
      <style:text-properties fo:color="#000000" loext:opacity="100%" style:text-position="-8% 58%" fo:font-size="16pt" style:font-size-asian="16pt" style:font-size-complex="16pt"/>
    </style:style>
    <style:style style:name="T78" style:family="text">
      <style:text-properties fo:color="#00a933" loext:opacity="100%" style:font-name="Calibri2" fo:font-size="16pt" style:font-size-asian="16pt" style:font-size-complex="16pt"/>
    </style:style>
    <style:style style:name="T79" style:family="text">
      <style:text-properties fo:font-variant="normal" fo:text-transform="none" fo:color="#000000" loext:opacity="100%" style:text-outline="false" style:text-line-through-style="none" style:text-line-through-type="none" style:text-position="0% 100%" style:font-name="Liberation Sans3" fo:font-size="16pt" fo:letter-spacing="normal" fo:language="en" fo:country="US" fo:font-style="normal" fo:text-shadow="none" style:text-underline-style="none" fo:font-weight="normal" style:letter-kerning="true" fo:background-color="transparent" style:font-name-asian="Noto Sans SC Regular2" style:font-size-asian="16pt" style:font-style-asian="normal" style:font-weight-asian="normal" style:font-name-complex="DejaVu Sans7" style:font-size-complex="16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Standard Symbols L" style:font-size-asian="15pt" style:font-style-asian="normal" style:font-weight-asian="normal" style:font-name-complex="Standard Symbols L" style:font-size-complex="15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Liberation Sans4" style:font-size-asian="15pt" style:font-style-asian="normal" style:font-weight-asian="normal" style:font-name-complex="Liberation Sans4" style:font-size-complex="15pt" style:font-style-complex="normal" style:font-weight-complex="normal" style:text-emphasize="none" style:font-relief="none" style:text-overline-style="none" style:text-overline-color="font-color"/>
    </style:style>
    <style:style style:name="T84" style:family="text">
      <style:text-properties fo:font-size="16pt" style:font-size-asian="16pt" style:font-size-complex="16pt"/>
    </style:style>
    <style:style style:name="T85"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X"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prefix="Y"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prefix="Z"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prefix="P"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draw:name="Subtitle 7" draw:style-name="gr1" draw:text-style-name="P7" draw:layer="layout" svg:width="31.252cm" svg:height="22.225cm" svg:x="1.275cm" svg:y="1.527cm">
          <draw:text-box>
            <text:p text:style-name="P1"><text:span text:style-name="T1">A Dependency </text:span><text:span text:style-name="T1">Flip Book</text:span></text:p>
            <text:p text:style-name="P2"><text:span text:style-name="T2"/></text:p>
            <text:p text:style-name="P2"><text:span text:style-name="T2">Dirk Engel, </text:span><text:span text:style-name="T3"><text:a xlink:href="mailto:info@engel-internet.de" xlink:type="simple">info@engel-internet.de</text:a></text:span><text:span text:style-name="T2">, </text:span><text:span text:style-name="T2">October 31, 2023</text:span></text:p>
            <text:p text:style-name="P2"><text:span text:style-name="T3"><text:a xlink:href="https://github.com/dirkengel/" xlink:type="simple">https://github.com/dirkengel/</text:a></text:span></text:p>
            <text:p text:style-name="P3"><text:span text:style-name="T4">Introduction</text:span></text:p>
            <text:p text:style-name="P4"><text:span text:style-name="T3">Just as I was thinking </text:span><text:span text:style-name="T3">about different types of SW </text:span><text:span text:style-name="T3">dependencies that could be </text:span><text:span text:style-name="T3">distinguished, a new </text:span><text:span text:style-name="T3">episode of 'SW Architektur </text:span><text:span text:style-name="T3">im Stream' [</text:span><text:span text:style-name="T3"><text:a xlink:href="#Subtitle 5" xlink:type="simple">Wolff23</text:a></text:span><text:span text:style-name="T3">] on the </text:span><text:span text:style-name="T3">topic was released, where </text:span><text:span text:style-name="T3">Eberhard Wolff discusses </text:span><text:span text:style-name="T3">the article ‘</text:span><text:span text:style-name="T2">How an Ancient </text:span><text:span text:style-name="T2">Philosophy Problem </text:span><text:span text:style-name="T2">Explains Software </text:span><text:span text:style-name="T2">Dependence’</text:span><text:span text:style-name="T3"> by Jimmy </text:span><text:span text:style-name="T3">Koppel [</text:span><text:span text:style-name="T3"><text:a xlink:href="#Subtitle 5" xlink:type="simple">Koppel22</text:a></text:span><text:span text:style-name="T3">]. </text:span></text:p>
            <text:p text:style-name="P4"><text:span text:style-name="T3">My initial idea was to </text:span><text:span text:style-name="T3">differentiate types of </text:span><text:span text:style-name="T3">dependency according to </text:span><text:span text:style-name="T3">time (Coding, Compiling, </text:span><text:span text:style-name="T3">Linking, Runtime) when </text:span><text:span text:style-name="T3">they become perceptible. </text:span><text:span text:style-name="T3">Koppel’s approach is going </text:span><text:span text:style-name="T3">further and distinguishes </text:span><text:span text:style-name="T3">between three dimensions. </text:span><text:span text:style-name="T3">While his idea is </text:span><text:span text:style-name="T3">compelling, the explanation </text:span><text:span text:style-name="T3">is somewhat abstract and </text:span><text:span text:style-name="T3">theoretical. To get a better </text:span><text:span text:style-name="T3">intuitive understanding of </text:span><text:span text:style-name="T3">the proposed idea, I </text:span><text:span text:style-name="T3">admittedly had to watch the </text:span><text:span text:style-name="T3">video and scroll through </text:span><text:span text:style-name="T3">the article more than once. </text:span><text:span text:style-name="T3">Therefore, I wondered if it </text:span><text:span text:style-name="T3">would be possible to map </text:span><text:span text:style-name="T3">my original idea onto the </text:span><text:span text:style-name="T3">three-dimensional </text:span><text:span text:style-name="T3">approach and find a </text:span><text:span text:style-name="T3">simple, low-threshold way </text:span><text:span text:style-name="T3">to visualize dependencies </text:span><text:span text:style-name="T3">via diagram. The result is </text:span><text:span text:style-name="T3">this flip book.</text:span></text:p>
            <text:p text:style-name="P3"><text:span text:style-name="T4">Three Dimensions</text:span></text:p>
            <text:p text:style-name="P4"><text:span text:style-name="T3">Koppel distinguishes three </text:span><text:span text:style-name="T3">dimensions: </text:span><text:span text:style-name="T5">Semantics</text:span><text:span text:style-name="T3">, </text:span><text:span text:style-name="T5">Properties</text:span><text:span text:style-name="T3">, </text:span><text:span text:style-name="T5">Permitted </text:span><text:span text:style-name="T5">Changes</text:span><text:span text:style-name="T3">. I dare say that </text:span><text:span text:style-name="T3">my identified points in time </text:span><text:span text:style-name="T3">at which the dependency </text:span><text:span text:style-name="T3">becomes noticeable are </text:span><text:span text:style-name="T3">largely consistent with the </text:span><text:span text:style-name="T6">Semantics</text:span><text:span text:style-name="T3"> factor. Since </text:span><text:span text:style-name="T3">we usually have tools such </text:span><text:span text:style-name="T3">as generator, compiler, </text:span><text:span text:style-name="T3">linker, interpreter and </text:span><text:span text:style-name="T3">processing unit that do the </text:span><text:span text:style-name="T3">formal semantic checks for </text:span><text:span text:style-name="T3">us, I differentiate between </text:span><text:span text:style-name="T3">the following phases:</text:span></text:p>
            <text:list text:style-name="L2">
              <text:list-item>
                <text:p text:style-name="P5"><text:span text:style-name="T7">Model Change (Code </text:span><text:span text:style-name="T7">Generation)</text:span></text:p>
              </text:list-item>
              <text:list-item>
                <text:p text:style-name="P6"><text:span text:style-name="T7">Code Change</text:span></text:p>
              </text:list-item>
              <text:list-item>
                <text:p text:style-name="P6"><text:span text:style-name="T7">Compilation</text:span></text:p>
              </text:list-item>
              <text:list-item>
                <text:p text:style-name="P6"><text:span text:style-name="T7">Linking</text:span></text:p>
              </text:list-item>
              <text:list-item>
                <text:p text:style-name="P6"><text:span text:style-name="T7">Runtime Availability</text:span></text:p>
              </text:list-item>
              <text:list-item>
                <text:p text:style-name="P6"><text:span text:style-name="T7">Runtime Conditions</text:span></text:p>
              </text:list-item>
            </text:list>
          </draw:text-box>
        </draw:frame>
        <draw:custom-shape draw:style-name="gr2" draw:text-style-name="P9" draw:layer="layout" svg:width="1.469cm" svg:height="1.526cm" svg:x="32.389cm" svg:y="23.874cm">
          <text:p text:style-name="P8"><text:span text:style-name="T8">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10" draw:layer="layout" svg:width="18.658cm" svg:height="12.572cm" svg:x="1.478cm" svg:y="13.271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frame draw:name="Subtitle 9" draw:style-name="gr4" draw:text-style-name="P17" draw:layer="layout" svg:width="31.252cm" svg:height="22.225cm" svg:x="1.275cm" svg:y="1.527cm">
          <draw:text-box>
            <text:p text:style-name="P11"><text:span text:style-name="T9">To represent the </text:span><text:span text:style-name="T10">Property</text:span><text:span text:style-name="T9"> </text:span><text:span text:style-name="T9">factor, I chose the quality </text:span><text:span text:style-name="T9">attributes defined by ISO </text:span><text:span text:style-name="T9">25040 [</text:span><text:span text:style-name="T9"><text:a xlink:href="#Subtitle 5" xlink:type="simple">ISO11</text:a></text:span><text:span text:style-name="T9">]:</text:span></text:p>
            <text:list text:style-name="L2">
              <text:list-item>
                <text:p text:style-name="P12"><text:span text:style-name="T9">Functional Suitability: </text:span><text:span text:style-name="T9">Explicitly and </text:span><text:span text:style-name="T9">deliberately selected </text:span><text:span text:style-name="T9">and actively </text:span><text:span text:style-name="T9">managed </text:span><text:span text:style-name="T9">dependencies to </text:span><text:span text:style-name="T9">achieve </text:span><text:span text:style-name="T9">desired/specified </text:span><text:span text:style-name="T9">functionality. </text:span><text:span text:style-name="T9">Followed by the </text:span><text:span text:style-name="T9">quality attributes on </text:span><text:span text:style-name="T9">which software </text:span><text:span text:style-name="T9">depends, whether </text:span><text:span text:style-name="T9">desired or not. If </text:span><text:span text:style-name="T9">ignored, it often </text:span><text:span text:style-name="T9">results in negative </text:span><text:span text:style-name="T9">consequences:</text:span></text:p>
              </text:list-item>
              <text:list-item>
                <text:p text:style-name="P13"><text:span text:style-name="T11">Reliability</text:span></text:p>
              </text:list-item>
              <text:list-item>
                <text:p text:style-name="P13"><text:span text:style-name="T11">Security</text:span></text:p>
              </text:list-item>
              <text:list-item>
                <text:p text:style-name="P13"><text:span text:style-name="T11">Performance</text:span></text:p>
              </text:list-item>
              <text:list-item>
                <text:p text:style-name="P13"><text:span text:style-name="T11">Compatibility</text:span></text:p>
              </text:list-item>
              <text:list-item>
                <text:p text:style-name="P13"><text:span text:style-name="T11">Portability</text:span></text:p>
              </text:list-item>
              <text:list-item>
                <text:p text:style-name="P13"><text:span text:style-name="T11">Maintainability</text:span></text:p>
              </text:list-item>
              <text:list-item>
                <text:p text:style-name="P13"><text:span text:style-name="T11">Usability (not UIX but </text:span><text:span text:style-name="T11">in terms of API)</text:span></text:p>
              </text:list-item>
            </text:list>
            <text:p text:style-name="P14"><text:span text:style-name="T9"/></text:p>
            <text:p text:style-name="P15"><text:span text:style-name="T9">Finally, Koppel’s third and </text:span><text:span text:style-name="T9">final factor, </text:span><text:span text:style-name="T10">Permitted </text:span><text:span text:style-name="T10">Changes</text:span><text:span text:style-name="T9">, adds the </text:span><text:span text:style-name="T9">restriction that a change </text:span><text:span text:style-name="T9">should not add new </text:span><text:span text:style-name="T9">(unwanted) dependencies. </text:span><text:span text:style-name="T9">Another example of such a </text:span><text:span text:style-name="T9">restriction is avoiding cyclic </text:span><text:span text:style-name="T9">build dependencies.</text:span></text:p>
            <text:p text:style-name="P16"><text:span text:style-name="T12">Notation and </text:span><text:span text:style-name="T12">Visualization</text:span></text:p>
            <text:p text:style-name="P4"><text:span text:style-name="T11">The </text:span><text:span text:style-name="T13">x-axis</text:span><text:span text:style-name="T11"> shows the T</text:span><text:span text:style-name="T14">ime </text:span><text:span text:style-name="T14">of First Consequences</text:span><text:span text:style-name="T11">, </text:span><text:span text:style-name="T11">which corresponds to the </text:span><text:span text:style-name="T11">first time at which a </text:span><text:span text:style-name="T11">dependency becomes </text:span><text:span text:style-name="T11">apparent by checking </text:span><text:span text:style-name="T14">Semantics</text:span><text:span text:style-name="T11">. For me, an </text:span><text:span text:style-name="T11">earlier consequence means </text:span><text:span text:style-name="T11">a stronger dependency. </text:span><text:span text:style-name="T11">Although, for example, a </text:span><text:span text:style-name="T11">C</text:span><text:span text:style-name="T14">ode Change</text:span><text:span text:style-name="T11"> requires a </text:span><text:span text:style-name="T11">re-</text:span><text:span text:style-name="T14">Compilation</text:span><text:span text:style-name="T11">, only the </text:span><text:span text:style-name="T11">first (stronger) </text:span><text:span text:style-name="T11">consequence is plotted.</text:span></text:p>
            <text:p text:style-name="P4"><text:span text:style-name="T11">To make the </text:span><text:span text:style-name="T14">Properties</text:span><text:span text:style-name="T11">, </text:span><text:span text:style-name="T11">which are sometimes </text:span><text:span text:style-name="T11">overshadowed by the plain </text:span><text:span text:style-name="T11">functionality, visible, they </text:span><text:span text:style-name="T11">are illustrated along the </text:span><text:span text:style-name="T13">y-</text:span><text:span text:style-name="T13">axis</text:span><text:span text:style-name="T11">. The more quality </text:span><text:span text:style-name="T11">attributes are affected, the </text:span><text:span text:style-name="T11">deeper the dependency.</text:span></text:p>
            <text:p text:style-name="P4"><text:span text:style-name="T11">The </text:span><text:span text:style-name="T13">z-axis</text:span><text:span text:style-name="T11"> is for the </text:span><text:span text:style-name="T11">specific dependencies </text:span><text:span text:style-name="T11">between modules, written </text:span><text:span text:style-name="T11">as A→B, which means </text:span><text:span text:style-name="T11">module A depends on </text:span><text:span text:style-name="T11">module B. The undesirable </text:span><text:span text:style-name="T11">case of cyclic dependence </text:span><text:span text:style-name="T11">is highlighted by making it </text:span><text:span text:style-name="T11">visible in the same diagram </text:span><text:span text:style-name="T11">as A←B. Sometimes </text:span><text:span text:style-name="T11">multiple individual </text:span><text:span text:style-name="T11">dependencies can be </text:span><text:span text:style-name="T11">expressed by an </text:span><text:span text:style-name="T11">equivalence class A→[A]</text:span><text:span text:style-name="T15">R</text:span><text:span text:style-name="T11">, </text:span><text:span text:style-name="T11">which represents a set of </text:span><text:span text:style-name="T11">modules that share a </text:span><text:span text:style-name="T11">special property with </text:span><text:span text:style-name="T11">module A expressed via </text:span><text:span text:style-name="T11">relation R. If n individual </text:span><text:span text:style-name="T11">dependencies of a module </text:span><text:span text:style-name="T11">can be reduced to a single </text:span><text:span text:style-name="T11">generic equivalence class </text:span><text:span text:style-name="T11">dependency, it is </text:span><text:span text:style-name="T11">preferable.</text:span></text:p>
          </draw:text-box>
        </draw:frame>
        <draw:custom-shape draw:style-name="gr2" draw:text-style-name="P9" draw:layer="layout" svg:width="1.469cm" svg:height="1.526cm" svg:x="32.389cm" svg:y="23.874cm">
          <text:p text:style-name="P8"><text:span text:style-name="T8">2</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1" draw:text-style-name="P18" draw:layer="layout" svg:width="18.658cm" svg:height="12.572cm" svg:x="1.478cm" svg:y="13.271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frame draw:name="Subtitle 1" draw:style-name="gr1" draw:text-style-name="P7" draw:layer="layout" svg:width="31.252cm" svg:height="22.225cm" svg:x="1.276cm" svg:y="1.525cm">
          <draw:text-box>
            <text:p text:style-name="P19"><text:span text:style-name="T16">Along the x-Axis</text:span></text:p>
            <text:p text:style-name="P20"><text:span text:style-name="T7"/></text:p>
            <text:list text:style-name="L3">
              <text:list-item>
                <text:p text:style-name="P21"><text:span text:style-name="T17">If it is possible to </text:span><text:span text:style-name="T17">describe the mechanics </text:span><text:span text:style-name="T17">at a meta level, using </text:span><text:span text:style-name="T17">code generation is more </text:span><text:span text:style-name="T17">efficient than manually </text:span><text:span text:style-name="T17">writing code with </text:span><text:span text:style-name="T17">recurring common </text:span><text:span text:style-name="T17">parts. The </text:span><text:span text:style-name="T18">Model </text:span><text:span text:style-name="T18">Change</text:span><text:span text:style-name="T17"> step occurs </text:span><text:span text:style-name="T17">before any additional </text:span><text:span text:style-name="T17">manual code changes </text:span><text:span text:style-name="T17">that may be necessary </text:span><text:span text:style-name="T17">to integrate the </text:span><text:span text:style-name="T17">generated code. </text:span><text:span text:style-name="T17">Regarding the </text:span><text:span text:style-name="T17">dependency depth </text:span><text:span text:style-name="T17">along the </text:span><text:span text:style-name="T19">y-axis</text:span><text:span text:style-name="T17">, refer </text:span><text:span text:style-name="T17">to </text:span><text:span text:style-name="T17"><text:a xlink:href="#Folie 5" xlink:type="simple">X2 Code Change</text:a></text:span><text:span text:style-name="T17"><text:s/>as </text:span><text:span text:style-name="T17">it is still a code change.</text:span></text:p>
              </text:list-item>
              <text:list-item>
                <text:p text:style-name="P21"><text:span text:style-name="T17">Any </text:span><text:span text:style-name="T18">Code Changes</text:span><text:span text:style-name="T17"> </text:span><text:span text:style-name="T17">are made to provide or </text:span><text:span text:style-name="T17">improve functionality. </text:span><text:span text:style-name="T17">When writing code, you </text:span><text:span text:style-name="T17">must follow paradigms </text:span><text:span text:style-name="T17">and rules to produce </text:span><text:span text:style-name="T17">reliable, secure, and </text:span><text:span text:style-name="T17">performant code. </text:span><text:span text:style-name="T17">Thoughtful use of </text:span><text:span text:style-name="T17">resources supports co-</text:span><text:span text:style-name="T17">existence </text:span><text:span text:style-name="T17">(compatibility). </text:span><text:span text:style-name="T17">Modularity facilitates </text:span><text:span text:style-name="T17">portability and </text:span><text:span text:style-name="T17">maintainability. Usability </text:span><text:span text:style-name="T17">can be achieved by </text:span><text:span text:style-name="T17">adhering to common </text:span><text:span text:style-name="T17">API and error handling </text:span><text:span text:style-name="T17">patterns.</text:span></text:p>
              </text:list-item>
              <text:list-item>
                <text:p text:style-name="P21"><text:span text:style-name="T17">When you need to </text:span><text:span text:style-name="T17">compile against code </text:span><text:span text:style-name="T17">you depend on, you </text:span><text:span text:style-name="T17">may directly experience </text:span><text:span text:style-name="T17">issues related to </text:span><text:span text:style-name="T17">unreliability, insecurity, </text:span><text:span text:style-name="T17">and poor performance </text:span><text:span text:style-name="T17">introduced to your </text:span><text:span text:style-name="T17">shared </text:span><text:span text:style-name="T18">Compilation</text:span><text:span text:style-name="T17"> </text:span><text:span text:style-name="T17">unit. The other code </text:span><text:span text:style-name="T17">should also be </text:span><text:span text:style-name="T17">considerate of resource </text:span><text:span text:style-name="T17">usage to ensure co-</text:span><text:span text:style-name="T17">existence </text:span><text:span text:style-name="T17">(compatibility). Since all </text:span><text:span text:style-name="T17">code contributes to one </text:span><text:span text:style-name="T17">unit, all modules are </text:span><text:span text:style-name="T17">closely interconnected </text:span><text:span text:style-name="T17">in terms of portability </text:span><text:span text:style-name="T17">and maintainability. If </text:span><text:span text:style-name="T17">you reuse classes as </text:span><text:span text:style-name="T17">parameters for your </text:span><text:span text:style-name="T17">own functions, you also </text:span><text:span text:style-name="T17">rely on their usability, </text:span><text:span text:style-name="T17">for instance.</text:span></text:p>
              </text:list-item>
              <text:list-item>
                <text:p text:style-name="P21"><text:span text:style-name="T17">When </text:span><text:span text:style-name="T18">Linking</text:span><text:span text:style-name="T17"> another </text:span><text:span text:style-name="T17">library, you still depend </text:span><text:span text:style-name="T17">on its functionality and </text:span><text:span text:style-name="T17">quality; it is just that the </text:span><text:span text:style-name="T17">code is already </text:span><text:span text:style-name="T17">compiled. If you do not </text:span><text:span text:style-name="T17">have to recompile when </text:span><text:span text:style-name="T17">the other module </text:span><text:span text:style-name="T17">changes, your </text:span><text:span text:style-name="T17">interfaces obviously </text:span><text:span text:style-name="T17">remain stable, so there </text:span><text:span text:style-name="T17">is no impact on </text:span><text:span text:style-name="T17">usability.</text:span></text:p>
              </text:list-item>
              <text:list-item>
                <text:p text:style-name="P21"><text:span text:style-name="T17">The </text:span><text:span text:style-name="T18">Runtime </text:span><text:span text:style-name="T18">Availability</text:span><text:span text:style-name="T17"> means that </text:span><text:span text:style-name="T17">the program </text:span><text:span text:style-name="T17">functionality is made </text:span><text:span text:style-name="T17">available at runtime. </text:span><text:span text:style-name="T17">This can be in the form </text:span><text:span text:style-name="T17">of a dynamic library or a </text:span><text:span text:style-name="T17">server connection. </text:span><text:span text:style-name="T17">Since a dynamic library </text:span><text:span text:style-name="T17">runs in the same </text:span><text:span text:style-name="T17">process context, it </text:span><text:span text:style-name="T17">behaves similarly to </text:span><text:span text:style-name="T17"><text:a xlink:href="#Folie 7" xlink:type="simple">X4 Linking</text:a></text:span><text:span text:style-name="T17"><text:s/>in terms of </text:span><text:span text:style-name="T17">reliability, security, </text:span><text:span text:style-name="T17">performance, and </text:span><text:span text:style-name="T17">compatibility. The same </text:span><text:span text:style-name="T17">considerations apply to </text:span><text:span text:style-name="T17">portability and </text:span><text:span text:style-name="T17">maintainability, as the </text:span><text:span text:style-name="T17">dynamic library must be </text:span><text:span text:style-name="T17">built with a compatible </text:span><text:span text:style-name="T17">build chain and settings, </text:span><text:span text:style-name="T17">and it also needs to be </text:span><text:span text:style-name="T17">considered when </text:span><text:span text:style-name="T17">replacing dependent </text:span><text:span text:style-name="T17">modules.</text:span></text:p>
                <text:p text:style-name="P21"><text:span text:style-name="T17">In the case of a server </text:span><text:span text:style-name="T17">the connection has to </text:span><text:span text:style-name="T17">be established. </text:span><text:span text:style-name="T17">Functionality, reliability, </text:span><text:span text:style-name="T17">security, and </text:span><text:span text:style-name="T17">performance are </text:span><text:span text:style-name="T17">influenced by the </text:span><text:span text:style-name="T17">interface and protocol, </text:span><text:span text:style-name="T17">as well as the quality of </text:span><text:span text:style-name="T17">the connection. </text:span><text:span text:style-name="T17">However, the server is </text:span><text:span text:style-name="T17">a separate instance in </text:span><text:span text:style-name="T17">terms of compatibility, </text:span><text:span text:style-name="T17">portability, and </text:span><text:span text:style-name="T17">maintainability</text:span></text:p>
              </text:list-item>
              <text:list-item>
                <text:p text:style-name="P21"><text:span text:style-name="T17">Now that all modules </text:span><text:span text:style-name="T17">are assembled to </text:span><text:span text:style-name="T17">provide the desired </text:span><text:span text:style-name="T17">functionality, their </text:span><text:span text:style-name="T17">reliability (availability), </text:span><text:span text:style-name="T17">security, performance, </text:span><text:span text:style-name="T17">and compatibility (co-</text:span><text:span text:style-name="T17">existence) still depend </text:span><text:span text:style-name="T17">on cooperativeness and </text:span><text:span text:style-name="T17">the </text:span><text:span text:style-name="T18">Runtime </text:span><text:span text:style-name="T18">Conditions</text:span><text:span text:style-name="T17">. Structural </text:span><text:span text:style-name="T17">attributes such as </text:span><text:span text:style-name="T17">portability, </text:span><text:span text:style-name="T17">maintainability, and API </text:span><text:span text:style-name="T17">usability are addressed </text:span><text:span text:style-name="T17">in earlier phases.</text:span></text:p>
              </text:list-item>
            </text:list>
          </draw:text-box>
        </draw:frame>
        <draw:custom-shape draw:style-name="gr2" draw:text-style-name="P23" draw:layer="layout" svg:width="1.469cm" svg:height="1.526cm" svg:x="32.389cm" svg:y="23.874cm">
          <text:p text:style-name="P22">X0</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1" draw:text-style-name="P10" draw:layer="layout" svg:width="18.658cm" svg:height="12.572cm" svg:x="1.478cm" svg:y="13.271cm" presentation:class="notes" presentation:placeholder="true">
            <draw:text-box/>
          </draw:frame>
        </presentation:notes>
      </draw:page>
      <draw:page draw:name="page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 draw:end-glue-point="3" svg:d="M2725 21108l14345-14505" svg:viewBox="0 0 14346 14506">
            <text:p/>
          </draw:connector>
          <draw:connector draw:name="Straight Arrow Connector 13" draw:style-name="gr7" draw:text-style-name="P24" draw:layer="layout" draw:type="line" svg:x1="2.718cm" svg:y1="21.104cm" svg:x2="25.196cm" svg:y2="21.125cm" draw:end-shape="id2" svg:d="M2718 21104l22478 21" svg:viewBox="0 0 22479 22">
            <text:p/>
          </draw:connector>
          <draw:custom-shape draw:name="TextBox 21" draw:style-name="gr8" draw:text-style-name="P26" xml:id="id1" draw:id="id1" draw:layer="layout" svg:width="8.174cm" svg:height="1.013cm" svg:x="17.07cm" svg:y="6.097cm">
            <text:p text:style-name="P25"><text:span text:style-name="T20">Quality </text:span><text:span text:style-name="T20">Attributes </text:span><text:span text:style-name="T20">(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 draw:text-style-name="P28" xml:id="id3" draw:id="id3" draw:layer="layout" svg:width="5.82cm" svg:height="3.299cm" svg:x="2.72cm" svg:y="5.515cm">
            <text:p text:style-name="P27"><text:span text:style-name="T20"/></text:p>
            <text:p text:style-name="P27"><text:span text:style-name="T20"><text:s/></text:span><text:span text:style-name="T20">Dependent </text:span><text:span text:style-name="T20">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3"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6" draw:text-style-name="P32" draw:layer="layout" svg:width="4.622cm" svg:height="0.885cm" svg:x="24.062cm" svg:y="14.157cm">
            <text:p text:style-name="P31"><text:span text:style-name="T22">Compatibilit</text:span><text:span text:style-name="T2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 draw:text-style-name="P32" draw:layer="layout" svg:width="3.844cm" svg:height="0.885cm" svg:x="26.856cm" svg:y="11.233cm">
            <text:p text:style-name="P31"><text:span text:style-name="T22">Maintainabilit</text:span><text:span text:style-name="T22">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 draw:text-style-name="P28" xml:id="id2" draw:id="id2" draw:layer="layout" svg:width="8.131cm" svg:height="1.775cm" svg:x="25.196cm" svg:y="20.238cm">
            <text:p text:style-name="P27"><text:span text:style-name="T21">Time of </text:span><text:span text:style-name="T21">First </text:span><text:span text:style-name="T21">Conseq</text:span><text:span text:style-name="T21">uences </text:span></text:p>
            <text:p text:style-name="P27"><text:span text:style-name="T21">For X if </text:span><text:span text:style-name="T21">Y </text:span><text:span text:style-name="T21">change</text:span><text:span text:style-name="T21">s </text:span><text:span text:style-name="T21">(Seman</text:span><text:span text:style-name="T21">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2" draw:layer="layout" svg:width="2.718cm" svg:height="9.259cm" svg:x="0cm" svg:y="10.934cm">
            <draw:text-box>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M</text:span></text:p>
            </draw:text-box>
          </draw:frame>
        </draw:g>
        <draw:custom-shape draw:style-name="gr34" draw:text-style-name="P43" draw:layer="layout" svg:width="3.846cm" svg:height="3.801cm" svg:x="12.893cm" svg:y="7.11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445cm" svg:y="8.5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9.98cm" svg:y="10.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8.546cm" svg:y="11.4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7.087cm" svg:y="12.9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5.653cm" svg:y="14.37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4.208cm" svg:y="15.8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2.742cm" svg:y="17.3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16" draw:style-name="gr36" draw:text-style-name="P46" draw:layer="layout" svg:width="32.753cm" svg:height="3.598cm" svg:x="0.687cm" svg:y="0.708cm">
          <text:p text:style-name="P45"><text:span text:style-name="T27">Module A depends on model M that is used to generate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text-style-name="P10" draw:layer="layout" svg:width="18.658cm" svg:height="12.572cm" svg:x="1.478cm" svg:y="13.271cm" presentation:class="notes" presentation:placeholder="true">
            <draw:text-box/>
          </draw:frame>
        </presentation:notes>
      </draw:page>
      <draw:page draw:name="page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 draw:end-glue-point="3" svg:d="M2725 21108l14345-14505" svg:viewBox="0 0 14346 14506">
            <text:p/>
          </draw:connector>
          <draw:connector draw:name="Straight Arrow Connector 13" draw:style-name="gr7" draw:text-style-name="P24" draw:layer="layout" draw:type="line" svg:x1="2.718cm" svg:y1="21.104cm" svg:x2="25.196cm" svg:y2="21.125cm" draw:end-shape="id5" svg:d="M2718 21104l22478 21" svg:viewBox="0 0 22479 22">
            <text:p/>
          </draw:connector>
          <draw:custom-shape draw:name="TextBox 21" draw:style-name="gr37" draw:text-style-name="P26" xml:id="id4" draw:id="id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8" draw:text-style-name="P28" xml:id="id6" draw:id="id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4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4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4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4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4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4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4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7" draw:text-style-name="P28" xml:id="id5" draw:id="id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6"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B</text:span></text:p>
            </draw:text-box>
          </draw:frame>
        </draw:g>
        <draw:custom-shape draw:name="Google Shape;179;p 1" draw:style-name="gr48" draw:text-style-name="P49" draw:layer="layout" svg:width="8.076cm" svg:height="1.672cm" svg:x="2.595cm" svg:y="25.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3" draw:layer="layout" svg:width="3.846cm" svg:height="3.801cm" svg:x="15.321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3.884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2.451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006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9.538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8.097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6.64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5.217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6" draw:style-name="gr49" draw:text-style-name="P51" draw:layer="layout" svg:width="32.753cm" svg:height="3.598cm" svg:x="0.69cm" svg:y="0.714cm">
          <text:p text:style-name="P50"><text:span text:style-name="T27">Module A depends on </text:span><text:span text:style-name="T27">module B in such a way </text:span><text:span text:style-name="T27">that the source code of A </text:span><text:span text:style-name="T27">has to be changed when B </text:span><text:span text:style-name="T27">is changed.</text:span></text:p>
          <text:p text:style-name="P50"><text:span text:style-name="T27"/></text:p>
          <text:p text:style-name="P50"><text:span text:style-name="T28">Depending on the definition of </text:span><text:span text:style-name="T28">what constitutes a module, it is </text:span><text:span text:style-name="T28">worth questioning whether this </text:span><text:span text:style-name="T28">division truly makes sense, or if </text:span><text:span text:style-name="T28">A and B are better considered </text:span><text:span text:style-name="T28">as a single unified module with </text:span><text:span text:style-name="T28">high cohesion.</text:span></text:p>
          <text:p text:style-name="P50"><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5" presentation:class="page"/>
          <draw:frame presentation:style-name="pr2" draw:text-style-name="P10" draw:layer="layout" svg:width="18.658cm" svg:height="12.572cm" svg:x="1.478cm" svg:y="13.271cm" presentation:class="notes" presentation:placeholder="true">
            <draw:text-box/>
          </draw:frame>
        </presentation:notes>
      </draw:page>
      <draw:page draw:name="page6"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7" draw:end-glue-point="3" svg:d="M2725 21108l14345-14505" svg:viewBox="0 0 14346 14506">
            <text:p/>
          </draw:connector>
          <draw:connector draw:name="Straight Arrow Connector 13" draw:style-name="gr7" draw:text-style-name="P24" draw:layer="layout" draw:type="line" svg:x1="2.718cm" svg:y1="21.104cm" svg:x2="25.196cm" svg:y2="21.125cm" draw:end-shape="id8" svg:d="M2718 21104l22478 21" svg:viewBox="0 0 22479 22">
            <text:p/>
          </draw:connector>
          <draw:custom-shape draw:name="TextBox 21" draw:style-name="gr50" draw:text-style-name="P26" xml:id="id7" draw:id="id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1" draw:text-style-name="P28" xml:id="id9" draw:id="id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5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5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5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5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0" draw:text-style-name="P28" xml:id="id8" draw:id="id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9"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52"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B</text:span></text:p>
            </draw:text-box>
          </draw:frame>
        </draw:g>
        <draw:custom-shape draw:style-name="gr34" draw:text-style-name="P43" draw:layer="layout" svg:width="3.846cm" svg:height="3.801cm" svg:x="17.74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6.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4.87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3.43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962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0.521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9.089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7.665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3" draw:style-name="gr61" draw:text-style-name="P54" draw:layer="layout" svg:width="32.753cm" svg:height="3.598cm" svg:x="0.689cm" svg:y="0.712cm">
          <text:p text:style-name="P53"><text:span text:style-name="T29">Module A depends on module B and has to be recompiled when B changes. </text:span></text:p>
          <text:p text:style-name="P53"><text:span text:style-name="T29"/></text:p>
          <text:p text:style-name="P53"><text:span text:style-name="T30">For example, if B is a C++ template library or defines inlin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text-style-name="P10" draw:layer="layout" svg:width="18.658cm" svg:height="12.572cm" svg:x="1.478cm" svg:y="13.271cm" presentation:class="notes" presentation:placeholder="true">
            <draw:text-box/>
          </draw:frame>
        </presentation:notes>
      </draw:page>
      <draw:page draw:name="page7"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0" draw:end-glue-point="3" svg:d="M2725 21108l14345-14505" svg:viewBox="0 0 14346 14506">
            <text:p/>
          </draw:connector>
          <draw:connector draw:name="Straight Arrow Connector 13" draw:style-name="gr7" draw:text-style-name="P24" draw:layer="layout" draw:type="line" svg:x1="2.718cm" svg:y1="21.104cm" svg:x2="25.196cm" svg:y2="21.125cm" draw:end-shape="id11" svg:d="M2718 21104l22478 21" svg:viewBox="0 0 22479 22">
            <text:p/>
          </draw:connector>
          <draw:custom-shape draw:name="TextBox 21" draw:style-name="gr62" draw:text-style-name="P26" xml:id="id10" draw:id="id1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3" draw:text-style-name="P28" xml:id="id12" draw:id="id1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64"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5"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66"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67"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8"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69"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70"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71"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72" draw:text-style-name="P28" xml:id="id11" draw:id="id1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12"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B</text:span></text:p>
            </draw:text-box>
          </draw:frame>
        </draw:g>
        <draw:custom-shape draw:style-name="gr35" draw:text-style-name="P44" draw:layer="layout" svg:width="3.846cm" svg:height="3.801cm" svg:x="18.78cm" svg:y="8.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7.306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5.86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4.415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2.974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542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0.07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4" draw:style-name="gr73" draw:text-style-name="P56" draw:layer="layout" svg:width="32.753cm" svg:height="3.598cm" svg:x="0.689cm" svg:y="0.712cm">
          <text:p text:style-name="P55"><text:span text:style-name="T31">Module A depends on module B, which must be statically relinked when B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7" presentation:class="page"/>
          <draw:frame presentation:style-name="pr2" draw:text-style-name="P10" draw:layer="layout" svg:width="18.658cm" svg:height="12.572cm" svg:x="1.478cm" svg:y="13.271cm" presentation:class="notes" presentation:placeholder="true">
            <draw:text-box/>
          </draw:frame>
        </presentation:notes>
      </draw:page>
      <draw:page draw:name="page8"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3" draw:end-glue-point="3" svg:d="M2725 21108l14345-14505" svg:viewBox="0 0 14346 14506">
            <text:p/>
          </draw:connector>
          <draw:connector draw:name="Straight Arrow Connector 13" draw:style-name="gr7" draw:text-style-name="P24" draw:layer="layout" draw:type="line" svg:x1="2.718cm" svg:y1="21.104cm" svg:x2="25.196cm" svg:y2="21.125cm" draw:end-shape="id14" svg:d="M2718 21104l22478 21" svg:viewBox="0 0 22479 22">
            <text:p/>
          </draw:connector>
          <draw:custom-shape draw:name="TextBox 21" draw:style-name="gr74" draw:text-style-name="P26" xml:id="id13" draw:id="id13"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75" draw:text-style-name="P28" xml:id="id15" draw:id="id15"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76"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77"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78"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79"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80"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81"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82"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83"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4" draw:text-style-name="P28" xml:id="id14" draw:id="id14"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15"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2.718cm" svg:height="9.822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B</text:span></text:p>
              <text:p text:style-name="P47"><text:span text:style-name="T32">2. A→B </text:span></text:p>
            </draw:text-box>
          </draw:frame>
        </draw:g>
        <draw:custom-shape draw:name="Google Shape;380;p 10" draw:style-name="gr86" draw:text-style-name="P57" draw:layer="layout" svg:width="3.844cm" svg:height="3.8cm" svg:x="21.17cm" svg:y="8.55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35" draw:text-style-name="P44" draw:layer="layout" svg:width="3.846cm" svg:height="3.801cm" svg:x="19.717cm" svg:y="9.98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8.28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6" draw:style-name="gr88" draw:text-style-name="P59" draw:layer="layout" svg:width="32.753cm" svg:height="3.598cm" svg:x="0.689cm" svg:y="0.712cm">
          <text:list text:style-name="L2">
            <text:list-item>
              <text:p text:style-name="P58"><text:span text:style-name="T31">Module A depends on module B, which is dynamically linked, so no relinking is required as long as the interface remains stable, but the new shared object (DLL) must be available on the machine.</text:span></text:p>
            </text:list-item>
            <text:list-item>
              <text:p text:style-name="P58"><text:span text:style-name="T31">Module A depends on module B, connected via IPC. No relinking is necessary, but the updated module B, which is expected to reside in a different executable/process, must be available at runt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2" draw:text-style-name="P10" draw:layer="layout" svg:width="18.658cm" svg:height="12.572cm" svg:x="1.478cm" svg:y="13.271cm" presentation:class="notes" presentation:placeholder="true">
            <draw:text-box/>
          </draw:frame>
        </presentation:notes>
      </draw:page>
      <draw:page draw:name="page9"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16" draw:end-glue-point="3" svg:d="M2725 21108l14345-14505" svg:viewBox="0 0 14346 14506">
          <text:p/>
        </draw:connector>
        <draw:connector draw:name="Straight Arrow Connector 13" draw:style-name="gr7" draw:text-style-name="P24" draw:layer="layout" draw:type="line" svg:x1="2.718cm" svg:y1="21.104cm" svg:x2="25.196cm" svg:y2="21.125cm" draw:end-shape="id17" svg:d="M2718 21104l22478 21" svg:viewBox="0 0 22479 22">
          <text:p/>
        </draw:connector>
        <draw:custom-shape draw:name="TextBox 21" draw:style-name="gr89" draw:text-style-name="P26" xml:id="id16" draw:id="id16"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0" draw:text-style-name="P28" xml:id="id18" draw:id="id18"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9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9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9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9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9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9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9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9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9" draw:text-style-name="P28" xml:id="id17" draw:id="id17"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18"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100" draw:text-style-name="P48" draw:layer="layout" svg:width="2.766cm" svg:height="10.385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A]</text:span><text:span text:style-name="T33">R</text:span></text:p>
            <text:p text:style-name="P47"><text:span text:style-name="T26">2. A→[A]</text:span><text:span text:style-name="T33">S</text:span></text:p>
            <text:p text:style-name="P47"><text:span text:style-name="T26">3. A→[A]</text:span><text:span text:style-name="T33">P</text:span></text:p>
            <text:p text:style-name="P47"><text:span text:style-name="T26">4. A→[A]</text:span><text:span text:style-name="T33">C</text:span></text:p>
          </draw:text-box>
        </draw:frame>
        <draw:custom-shape draw:name="TextBox 2" draw:style-name="gr101"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9" draw:style-name="gr102" draw:text-style-name="P49" draw:layer="layout" svg:width="28.39cm" svg:height="0.961cm" svg:x="2.208cm" svg:y="2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 5" draw:style-name="gr103" draw:text-style-name="P57" draw:layer="layout" svg:width="3.844cm" svg:height="3.8cm" svg:x="20.716cm" svg:y="11.4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21" draw:style-name="gr103" draw:text-style-name="P57" draw:layer="layout" svg:width="3.844cm" svg:height="3.8cm" svg:x="19.264cm" svg:y="12.90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1" draw:style-name="gr103" draw:text-style-name="P57" draw:layer="layout" svg:width="3.844cm" svg:height="3.8cm" svg:x="17.834cm" svg:y="14.3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2" draw:style-name="gr103" draw:text-style-name="P57" draw:layer="layout" svg:width="3.844cm" svg:height="3.8cm" svg:x="16.373cm" svg:y="15.83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7" draw:style-name="gr104" draw:text-style-name="P51" draw:layer="layout" svg:width="32.753cm" svg:height="3.598cm" svg:x="0.689cm" svg:y="0.712cm">
          <text:p text:style-name="P50"><text:span text:style-name="T28">Module A depends on different property groups, e.g.: </text:span></text:p>
          <text:list text:style-name="L2">
            <text:list-item>
              <text:p text:style-name="P61"><text:span text:style-name="T28">[A]</text:span><text:span text:style-name="T34">R</text:span><text:span text:style-name="T28">: All modules running in same thread/process as A so that a fatal error leads to a crash.</text:span></text:p>
            </text:list-item>
            <text:list-item>
              <text:p text:style-name="P61"><text:span text:style-name="T28">[A]</text:span><text:span text:style-name="T34">S</text:span><text:span text:style-name="T28">: All modules running under same user as A.</text:span></text:p>
            </text:list-item>
            <text:list-item>
              <text:p text:style-name="P61"><text:span text:style-name="T28">[A]</text:span><text:span text:style-name="T34">P</text:span><text:span text:style-name="T28">: All modules sharing the same processing unit / cgroups as A.</text:span></text:p>
            </text:list-item>
            <text:list-item>
              <text:p text:style-name="P61"><text:span text:style-name="T28">[A]</text:span><text:span text:style-name="T34">C</text:span><text:span text:style-name="T28">: All modules that can interfere with each other over a shared resource used by A (co-exis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6</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2" draw:text-style-name="P10" draw:layer="layout" svg:width="18.658cm" svg:height="12.572cm" svg:x="1.478cm" svg:y="13.271cm" presentation:class="notes" presentation:placeholder="true">
            <draw:text-box/>
          </draw:frame>
        </presentation:notes>
      </draw:page>
      <draw:page draw:name="page10"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Y0</text:p>
          <draw:enhanced-geometry svg:viewBox="0 0 21600 21600" draw:type="rectangle" draw:enhanced-path="M 0 0 L 21600 0 21600 21600 0 21600 0 0 Z N"/>
        </draw:custom-shape>
        <draw:frame draw:name="Subtitle 4" draw:style-name="gr1" draw:text-style-name="P63" draw:layer="layout" svg:width="31.252cm" svg:height="22.225cm" svg:x="1.275cm" svg:y="1.527cm">
          <draw:text-box>
            <text:p text:style-name="P19"><text:span text:style-name="T35">Along the y-Axis</text:span></text:p>
            <text:p text:style-name="P20"><text:span text:style-name="T36"/></text:p>
            <text:p text:style-name="P21"><text:span text:style-name="T37">Similar to the equivalence </text:span><text:span text:style-name="T37">classes used in </text:span><text:span text:style-name="T37"><text:a xlink:href="#Folie 9" xlink:type="simple">X6</text:a></text:span><text:span text:style-name="T37">, we can </text:span><text:span text:style-name="T37">also identify equivalence </text:span><text:span text:style-name="T37">classes that, in order to fulfill </text:span><text:span text:style-name="T37">a certain property, result in </text:span><text:span text:style-name="T37">specific dependencies </text:span><text:span text:style-name="T37">between modules across </text:span><text:span text:style-name="T37">different phases of the </text:span><text:span text:style-name="T38">x-</text:span><text:span text:style-name="T38">axis</text:span><text:span text:style-name="T37">. This type of group </text:span><text:span text:style-name="T37">dependency among the </text:span><text:span text:style-name="T37">members of such a class </text:span><text:span text:style-name="T37">can rapidly become an </text:span><text:span text:style-name="T37">actual dependency if one </text:span><text:span text:style-name="T37">group member violates the </text:span><text:span text:style-name="T37">property rules, much like </text:span><text:span text:style-name="T37">the specific dependency of </text:span><text:span text:style-name="T37">a road user on all other </text:span><text:span text:style-name="T37">road users, which becomes </text:span><text:span text:style-name="T37">an actual dependence </text:span><text:span text:style-name="T37">when one driver ignores the </text:span><text:span text:style-name="T37">right of way, leading to an </text:span><text:span text:style-name="T37">accident.</text:span></text:p>
            <text:p text:style-name="P21"><text:span text:style-name="T39"/></text:p>
            <text:list text:style-name="L6">
              <text:list-item>
                <text:p text:style-name="P21"><text:span text:style-name="T40">To obtain </text:span><text:span text:style-name="T41">reliable</text:span><text:span text:style-name="T40"> results </text:span><text:span text:style-name="T40">for a system composed </text:span><text:span text:style-name="T40">of a set of modules {A</text:span><text:span text:style-name="T42">i</text:span><text:span text:style-name="T40">}, </text:span><text:span text:style-name="T40">the source code must </text:span><text:span text:style-name="T40">adhere to specific </text:span><text:span text:style-name="T40">paradigms and rules, </text:span><text:span text:style-name="T40">which also apply to </text:span><text:span text:style-name="T40">those parts linked to the </text:span><text:span text:style-name="T40">resulting binary. Servers </text:span><text:span text:style-name="T40">and dynamic libraries on </text:span><text:span text:style-name="T40">which module A </text:span><text:span text:style-name="T40">depends must be </text:span><text:span text:style-name="T40">available at runtime, and </text:span><text:span text:style-name="T40">the runtime conditions </text:span><text:span text:style-name="T40">must match the resource </text:span><text:span text:style-name="T40">requirements.</text:span></text:p>
              </text:list-item>
              <text:list-item>
                <text:p text:style-name="P21"><text:span text:style-name="T39">To ensure a </text:span><text:span text:style-name="T41">secure</text:span><text:span text:style-name="T39"> </text:span><text:span text:style-name="T39">system composed of a </text:span><text:span text:style-name="T39">set of modules {A</text:span><text:span text:style-name="T43">i</text:span><text:span text:style-name="T39">}, the </text:span><text:span text:style-name="T39">source code must </text:span><text:span text:style-name="T39">adhere to specific rules, </text:span><text:span text:style-name="T39">which also apply to </text:span><text:span text:style-name="T39">those parts linked to the </text:span><text:span text:style-name="T39">resulting binary. Servers </text:span><text:span text:style-name="T39">and dynamic libraries on </text:span><text:span text:style-name="T39">which module A </text:span><text:span text:style-name="T39">depends must be </text:span><text:span text:style-name="T39">available at runtime, </text:span><text:span text:style-name="T39">connections must be </text:span><text:span text:style-name="T39">secure, and the running </text:span><text:span text:style-name="T39">context must be isolated </text:span><text:span text:style-name="T39">from parts with a lower </text:span><text:span text:style-name="T39">security level.</text:span></text:p>
              </text:list-item>
              <text:list-item>
                <text:p text:style-name="P21"><text:span text:style-name="T40">A </text:span><text:span text:style-name="T41">performant</text:span><text:span text:style-name="T40"> system </text:span><text:span text:style-name="T40">composed of a set of </text:span><text:span text:style-name="T40">modules {A</text:span><text:span text:style-name="T42">i</text:span><text:span text:style-name="T40">} needs </text:span><text:span text:style-name="T40">efficient implementation, </text:span><text:span text:style-name="T40">which also applies to all </text:span><text:span text:style-name="T40">local libraries and </text:span><text:span text:style-name="T40">remote contributors. The </text:span><text:span text:style-name="T40">latter must be available </text:span><text:span text:style-name="T40">at runtime via a </text:span><text:span text:style-name="T40">performant connection, </text:span><text:span text:style-name="T40">and the running context </text:span><text:span text:style-name="T40">must ensure sufficient </text:span><text:span text:style-name="T40">resources.</text:span></text:p>
              </text:list-item>
              <text:list-item>
                <text:p text:style-name="P21"><text:span text:style-name="T40">Like a performant </text:span><text:span text:style-name="T40">system, a </text:span><text:span text:style-name="T41">compatible</text:span><text:span text:style-name="T40"> </text:span><text:span text:style-name="T40">system has to ensure </text:span><text:span text:style-name="T40">the reasonable use of </text:span><text:span text:style-name="T40">shared resources in all </text:span><text:span text:style-name="T40">phases along the y-axis </text:span><text:span text:style-name="T40">to make co-existence </text:span><text:span text:style-name="T40">possible.</text:span></text:p>
              </text:list-item>
              <text:list-item>
                <text:p text:style-name="P21"><text:span text:style-name="T39">­</text:span><text:span text:style-name="T41">Portability</text:span><text:span text:style-name="T39"> </text:span><text:span text:style-name="T39">considerations are </text:span><text:span text:style-name="T39">already embedded in </text:span><text:span text:style-name="T39">decisions related to the </text:span><text:span text:style-name="T39">programming language </text:span><text:span text:style-name="T39">and the choice of a </text:span><text:span text:style-name="T39">compatible build </text:span><text:span text:style-name="T39">toolchain. Additionally, </text:span><text:span text:style-name="T39">dynamic libraries must </text:span><text:span text:style-name="T39">be available in a </text:span><text:span text:style-name="T39">compatible </text:span><text:span text:style-name="T39">variant/version, and </text:span><text:span text:style-name="T39">factors such as </text:span><text:span text:style-name="T39">endianness must be </text:span><text:span text:style-name="T39">addressed when </text:span><text:span text:style-name="T39">communicating remotely. </text:span><text:span text:style-name="T39">As soon as the system </text:span><text:span text:style-name="T39">is up and running, </text:span><text:span text:style-name="T39">portability is obviously </text:span><text:span text:style-name="T39">guaranteed, runtime </text:span><text:span text:style-name="T39">conditions have no </text:span><text:span text:style-name="T39">influence here.</text:span></text:p>
              </text:list-item>
              <text:list-item>
                <text:p text:style-name="P21"><text:span text:style-name="T39">­</text:span><text:span text:style-name="T41">Maintainability</text:span><text:span text:style-name="T39"> goes </text:span><text:span text:style-name="T39">hand in hand with </text:span><text:span text:style-name="T39">modularity, i.e., how the </text:span><text:span text:style-name="T39">system is divided into </text:span><text:span text:style-name="T39">pieces or modules. This </text:span><text:span text:style-name="T39">impact spans all phases, </text:span><text:span text:style-name="T39">from model change to </text:span><text:span text:style-name="T39">runtime availability of </text:span><text:span text:style-name="T39">dynamic libraries or </text:span><text:span text:style-name="T39">remote servers. In </text:span><text:span text:style-name="T39">general, maintainability </text:span><text:span text:style-name="T39">must be a part of the </text:span><text:span text:style-name="T39">initial design; it is not </text:span><text:span text:style-name="T39">something induced from </text:span><text:span text:style-name="T39">external factors like </text:span><text:span text:style-name="T39">runtime conditions.</text:span></text:p>
              </text:list-item>
              <text:list-item>
                <text:p text:style-name="P62"><text:span text:style-name="T44">Changing the API </text:span><text:span text:style-name="T45">usability</text:span><text:span text:style-name="T44"> requires a </text:span><text:span text:style-name="T44">code change and </text:span><text:span text:style-name="T44">recompilation; only </text:span><text:span text:style-name="T44">linking or runtime </text:span><text:span text:style-name="T44">availability are not </text:span><text:span text:style-name="T44">sufficient.</text:span></text:p>
              </text:list-item>
            </text:list>
          </draw:text-box>
        </draw:frame>
        <presentation:notes draw:style-name="dp2">
          <draw:page-thumbnail draw:style-name="gr3" draw:layer="layout" svg:width="18.624cm" svg:height="10.476cm" svg:x="1.482cm" svg:y="2.123cm" draw:page-number="10" presentation:class="page"/>
          <draw:frame presentation:style-name="pr1" draw:text-style-name="P10" draw:layer="layout" svg:width="18.658cm" svg:height="12.572cm" svg:x="1.478cm" svg:y="13.271cm" presentation:class="notes" presentation:placeholder="true">
            <draw:text-box/>
          </draw:frame>
        </presentation:notes>
      </draw:page>
      <draw:page draw:name="page11"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9" draw:end-glue-point="3" svg:d="M2725 21108l14345-14505" svg:viewBox="0 0 14346 14506">
            <text:p/>
          </draw:connector>
          <draw:connector draw:name="Straight Arrow Connector 13" draw:style-name="gr7" draw:text-style-name="P24" draw:layer="layout" draw:type="line" svg:x1="2.718cm" svg:y1="21.104cm" svg:x2="25.196cm" svg:y2="21.125cm" draw:end-shape="id20" svg:d="M2718 21104l22478 21" svg:viewBox="0 0 22479 22">
            <text:p/>
          </draw:connector>
          <draw:custom-shape draw:name="TextBox 21" draw:style-name="gr105" draw:text-style-name="P26" xml:id="id19" draw:id="id1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6" draw:text-style-name="P28" xml:id="id21" draw:id="id2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1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15" draw:text-style-name="P28" xml:id="id20" draw:id="id2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21"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R</text:span></text:p>
            </draw:text-box>
          </draw:frame>
        </draw:g>
        <draw:custom-shape draw:name="TextBox 12" draw:style-name="gr11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8" draw:style-name="gr117"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4" draw:style-name="gr118" draw:text-style-name="P64" draw:layer="layout" svg:width="3.844cm" svg:height="3.8cm" svg:x="4.293cm" svg:y="15.8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5" draw:style-name="gr118" draw:text-style-name="P64" draw:layer="layout" svg:width="3.844cm" svg:height="3.8cm" svg:x="6.694cm" svg:y="15.8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4" draw:style-name="gr118" draw:text-style-name="P64" draw:layer="layout" svg:width="3.844cm" svg:height="3.8cm" svg:x="9.129cm" svg:y="15.8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2" draw:style-name="gr118" draw:text-style-name="P64" draw:layer="layout" svg:width="3.844cm" svg:height="3.8cm" svg:x="11.534cm" svg:y="15.8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4" draw:style-name="gr119" draw:text-style-name="P65" draw:layer="layout" svg:width="3.844cm" svg:height="3.8cm" svg:x="13.972cm" svg:y="15.8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7" draw:style-name="gr120" draw:text-style-name="P56" draw:layer="layout" svg:width="32.753cm" svg:height="3.598cm" svg:x="0.689cm" svg:y="0.712cm">
          <text:p text:style-name="P66"><text:span text:style-name="T46">A system defined by all its modules {A</text:span><text:span text:style-name="T47">i</text:span><text:span text:style-name="T46">} depends in terms of reliability on the equivalence classes [A</text:span><text:span text:style-name="T47">i</text:span><text:span text:style-name="T46">]</text:span><text:span text:style-name="T47">R</text:span><text:span text:style-name="T46">, where the relation R describes all modules with mutual influence on </text:span><text:span text:style-name="T48">reliability</text:span><text:span text:style-name="T31">. For example, this includes all modules running in the same thread/process as A</text:span><text:span text:style-name="T49">i</text:span><text:span text:style-name="T31">, where a fatal error in any of them leads to a cr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9" draw:style-name="gr119" draw:text-style-name="P65" draw:layer="layout" svg:width="3.844cm" svg:height="3.8cm" svg:x="16.373cm" svg:y="15.82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2" draw:text-style-name="P18" draw:layer="layout" svg:width="18.658cm" svg:height="12.572cm" svg:x="1.478cm" svg:y="13.271cm" presentation:class="notes" presentation:placeholder="true">
            <draw:text-box/>
          </draw:frame>
        </presentation:notes>
      </draw:page>
      <draw:page draw:name="page12"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2" draw:end-glue-point="3" svg:d="M2725 21108l14345-14505" svg:viewBox="0 0 14346 14506">
            <text:p/>
          </draw:connector>
          <draw:connector draw:name="Straight Arrow Connector 13" draw:style-name="gr7" draw:text-style-name="P24" draw:layer="layout" draw:type="line" svg:x1="2.718cm" svg:y1="21.104cm" svg:x2="25.196cm" svg:y2="21.125cm" draw:end-shape="id23" svg:d="M2718 21104l22478 21" svg:viewBox="0 0 22479 22">
            <text:p/>
          </draw:connector>
          <draw:custom-shape draw:name="TextBox 21" draw:style-name="gr121" draw:text-style-name="P26" xml:id="id22" draw:id="id2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22" draw:text-style-name="P28" xml:id="id24" draw:id="id2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2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2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2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2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2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3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1" draw:text-style-name="P28" xml:id="id23" draw:id="id2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24"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S</text:span></text:p>
            </draw:text-box>
          </draw:frame>
        </draw:g>
        <draw:custom-shape draw:name="TextBox 11" draw:style-name="gr132"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7" draw:style-name="gr133"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2" draw:style-name="gr118" draw:text-style-name="P64" draw:layer="layout" svg:width="3.844cm" svg:height="3.8cm" svg:x="5.743cm" svg:y="14.3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3" draw:style-name="gr118" draw:text-style-name="P64" draw:layer="layout" svg:width="3.844cm" svg:height="3.8cm" svg:x="8.144cm" svg:y="14.3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0" draw:style-name="gr118" draw:text-style-name="P64" draw:layer="layout" svg:width="3.844cm" svg:height="3.8cm" svg:x="10.579cm" svg:y="14.3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1" draw:style-name="gr118" draw:text-style-name="P64" draw:layer="layout" svg:width="3.844cm" svg:height="3.8cm" svg:x="12.984cm" svg:y="14.3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7" draw:style-name="gr119" draw:text-style-name="P65" draw:layer="layout" svg:width="3.844cm" svg:height="3.8cm" svg:x="15.422cm" svg:y="14.3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1" draw:style-name="gr134" draw:text-style-name="P68" draw:layer="layout" svg:width="32.753cm" svg:height="3.598cm" svg:x="0.689cm" svg:y="0.712cm">
          <text:p text:style-name="P67"><text:span text:style-name="T46">A system defined by all its modules {A</text:span><text:span text:style-name="T47">i</text:span><text:span text:style-name="T46">} depends in terms of security on the equivalence classes [A</text:span><text:span text:style-name="T47">i</text:span><text:span text:style-name="T46">]</text:span><text:span text:style-name="T47">S</text:span><text:span text:style-name="T46">, where the relation S describes all modules with mutual influence on security. For example, this includes all modules running </text:span><text:span text:style-name="T27">under same user as A</text:span><text:span text:style-name="T50">i</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8" draw:style-name="gr119" draw:text-style-name="P65" draw:layer="layout" svg:width="3.844cm" svg:height="3.8cm" svg:x="17.823cm" svg:y="14.3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2" draw:text-style-name="P18" draw:layer="layout" svg:width="18.658cm" svg:height="12.572cm" svg:x="1.478cm" svg:y="13.271cm" presentation:class="notes" presentation:placeholder="true">
            <draw:text-box/>
          </draw:frame>
        </presentation:notes>
      </draw:page>
      <draw:page draw:name="page13"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5" draw:end-glue-point="3" svg:d="M2725 21108l14345-14505" svg:viewBox="0 0 14346 14506">
            <text:p/>
          </draw:connector>
          <draw:connector draw:name="Straight Arrow Connector 13" draw:style-name="gr7" draw:text-style-name="P24" draw:layer="layout" draw:type="line" svg:x1="2.718cm" svg:y1="21.104cm" svg:x2="25.196cm" svg:y2="21.125cm" draw:end-shape="id26" svg:d="M2718 21104l22478 21" svg:viewBox="0 0 22479 22">
            <text:p/>
          </draw:connector>
          <draw:custom-shape draw:name="TextBox 21" draw:style-name="gr135" draw:text-style-name="P26" xml:id="id25" draw:id="id2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36" draw:text-style-name="P28" xml:id="id27" draw:id="id2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3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3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3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4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4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4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4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45" draw:text-style-name="P28" xml:id="id26" draw:id="id2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27"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P</text:span></text:p>
            </draw:text-box>
          </draw:frame>
        </draw:g>
        <draw:custom-shape draw:name="TextBox 10" draw:style-name="gr14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6" draw:style-name="gr147"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0" draw:style-name="gr118" draw:text-style-name="P64" draw:layer="layout" svg:width="3.844cm" svg:height="3.8cm" svg:x="7.193cm" svg:y="12.90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1" draw:style-name="gr118" draw:text-style-name="P64" draw:layer="layout" svg:width="3.844cm" svg:height="3.8cm" svg:x="9.594cm" svg:y="12.9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8" draw:style-name="gr118" draw:text-style-name="P64" draw:layer="layout" svg:width="3.844cm" svg:height="3.8cm" svg:x="12.029cm" svg:y="12.8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9" draw:style-name="gr118" draw:text-style-name="P64" draw:layer="layout" svg:width="3.844cm" svg:height="3.8cm" svg:x="14.434cm" svg:y="12.89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5" draw:style-name="gr119" draw:text-style-name="P65" draw:layer="layout" svg:width="3.844cm" svg:height="3.8cm" svg:x="16.872cm" svg:y="12.88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9" draw:style-name="gr148" draw:text-style-name="P56" draw:layer="layout" svg:width="32.753cm" svg:height="3.598cm" svg:x="0.689cm" svg:y="0.712cm">
          <text:p text:style-name="P58"><text:span text:style-name="T46">A system defined by all its modules {A</text:span><text:span text:style-name="T47">i</text:span><text:span text:style-name="T46">} depends in terms of performance on the equivalence classes [A</text:span><text:span text:style-name="T47">i</text:span><text:span text:style-name="T46">]</text:span><text:span text:style-name="T47">P</text:span><text:span text:style-name="T46">, where the relation P describes all modules with mutual influence on performance. For example, this includes all modules </text:span><text:span text:style-name="T11">sharing the same processing unit / cgroups as A</text:span><text:span text:style-name="T15">i</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6" draw:style-name="gr119" draw:text-style-name="P65" draw:layer="layout" svg:width="3.844cm" svg:height="3.8cm" svg:x="19.273cm" svg:y="12.88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2" draw:text-style-name="P18" draw:layer="layout" svg:width="18.658cm" svg:height="12.572cm" svg:x="1.478cm" svg:y="13.271cm" presentation:class="notes" presentation:placeholder="true">
            <draw:text-box/>
          </draw:frame>
        </presentation:notes>
      </draw:page>
      <draw:page draw:name="page1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8" draw:end-glue-point="3" svg:d="M2725 21108l14345-14505" svg:viewBox="0 0 14346 14506">
            <text:p/>
          </draw:connector>
          <draw:connector draw:name="Straight Arrow Connector 13" draw:style-name="gr7" draw:text-style-name="P24" draw:layer="layout" draw:type="line" svg:x1="2.718cm" svg:y1="21.104cm" svg:x2="25.196cm" svg:y2="21.125cm" draw:end-shape="id29" svg:d="M2718 21104l22478 21" svg:viewBox="0 0 22479 22">
            <text:p/>
          </draw:connector>
          <draw:custom-shape draw:name="TextBox 21" draw:style-name="gr149" draw:text-style-name="P26" xml:id="id28" draw:id="id28"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50" draw:text-style-name="P28" xml:id="id30" draw:id="id30"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5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5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5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5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5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5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59" draw:text-style-name="P28" xml:id="id29" draw:id="id29"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0"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C</text:span></text:p>
            </draw:text-box>
          </draw:frame>
        </draw:g>
        <draw:custom-shape draw:name="TextBox 7" draw:style-name="gr160"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5" draw:style-name="gr161"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4" draw:style-name="gr118" draw:text-style-name="P64" draw:layer="layout" svg:width="3.844cm" svg:height="3.8cm" svg:x="8.603cm" svg:y="11.4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9" draw:style-name="gr118" draw:text-style-name="P64" draw:layer="layout" svg:width="3.844cm" svg:height="3.8cm" svg:x="11.004cm" svg:y="11.4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3" draw:style-name="gr118" draw:text-style-name="P64" draw:layer="layout" svg:width="3.844cm" svg:height="3.8cm" svg:x="13.439cm" svg:y="11.4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7" draw:style-name="gr118" draw:text-style-name="P64" draw:layer="layout" svg:width="3.844cm" svg:height="3.8cm" svg:x="15.844cm" svg:y="11.4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 draw:style-name="gr119" draw:text-style-name="P65" draw:layer="layout" svg:width="3.844cm" svg:height="3.8cm" svg:x="18.282cm" svg:y="11.4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8" draw:style-name="gr162" draw:text-style-name="P56" draw:layer="layout" svg:width="32.753cm" svg:height="3.598cm" svg:x="0.689cm" svg:y="0.712cm">
          <text:p text:style-name="P58"><text:span text:style-name="T46">A system defined by all its modules {A</text:span><text:span text:style-name="T47">i</text:span><text:span text:style-name="T46">} depends in terms of compatibility on the equivalence classes [A</text:span><text:span text:style-name="T47">i</text:span><text:span text:style-name="T46">]</text:span><text:span text:style-name="T47">C</text:span><text:span text:style-name="T46">, where the relation C describes all modules with mutual influence on compatibility. For example, this includes all modules that can impair each other over a shared resource used by A</text:span><text:span text:style-name="T47">i</text:span><text:span text:style-name="T46"> (co-exis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3" draw:style-name="gr119" draw:text-style-name="P65" draw:layer="layout" svg:width="3.844cm" svg:height="3.8cm" svg:x="20.683cm" svg:y="11.4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4" presentation:class="page"/>
          <draw:frame presentation:style-name="pr2" draw:text-style-name="P18" draw:layer="layout" svg:width="18.658cm" svg:height="12.572cm" svg:x="1.478cm" svg:y="13.271cm" presentation:class="notes" presentation:placeholder="true">
            <draw:text-box/>
          </draw:frame>
        </presentation:notes>
      </draw:page>
      <draw:page draw:name="page1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31" draw:end-glue-point="3" svg:d="M2725 21108l14345-14505" svg:viewBox="0 0 14346 14506">
            <text:p/>
          </draw:connector>
          <draw:connector draw:name="Straight Arrow Connector 13" draw:style-name="gr7" draw:text-style-name="P24" draw:layer="layout" draw:type="line" svg:x1="2.718cm" svg:y1="21.104cm" svg:x2="25.196cm" svg:y2="21.125cm" draw:end-shape="id32" svg:d="M2718 21104l22478 21" svg:viewBox="0 0 22479 22">
            <text:p/>
          </draw:connector>
          <draw:custom-shape draw:name="TextBox 21" draw:style-name="gr163" draw:text-style-name="P26" xml:id="id31" draw:id="id3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64" draw:text-style-name="P28" xml:id="id33" draw:id="id3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65"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66"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67"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68"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69"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70"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71"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2"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3" draw:text-style-name="P28" xml:id="id32" draw:id="id3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3"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P</text:span></text:p>
            </draw:text-box>
          </draw:frame>
        </draw:g>
        <draw:custom-shape draw:name="TextBox 4" draw:style-name="gr174"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3" draw:style-name="gr175"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7" draw:style-name="gr118" draw:text-style-name="P64" draw:layer="layout" svg:width="3.844cm" svg:height="3.8cm" svg:x="10.063cm" svg:y="9.9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8" draw:style-name="gr118" draw:text-style-name="P64" draw:layer="layout" svg:width="3.844cm" svg:height="3.8cm" svg:x="12.464cm" svg:y="9.9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5" draw:style-name="gr118" draw:text-style-name="P64" draw:layer="layout" svg:width="3.844cm" svg:height="3.8cm" svg:x="14.899cm" svg:y="9.9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6" draw:style-name="gr118" draw:text-style-name="P64" draw:layer="layout" svg:width="3.844cm" svg:height="3.8cm" svg:x="17.304cm" svg:y="9.9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2" draw:style-name="gr119" draw:text-style-name="P65" draw:layer="layout" svg:width="3.844cm" svg:height="3.8cm" svg:x="19.742cm" svg:y="9.9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5" draw:style-name="gr176" draw:text-style-name="P68" draw:layer="layout" svg:width="32.753cm" svg:height="3.598cm" svg:x="0.689cm" svg:y="0.712cm">
          <text:p text:style-name="P69"><text:span text:style-name="T51">A system defined by all its modules {A</text:span><text:span text:style-name="T52">i</text:span><text:span text:style-name="T51">} depends in terms of portability on the equivalence classes [A</text:span><text:span text:style-name="T52">i</text:span><text:span text:style-name="T51">]</text:span><text:span text:style-name="T52">P</text:span><text:span text:style-name="T51">, where the relation P describes all modules with mutual influence on portability. For example, this includes all modules programmed with the same programming language and depending on the same or at least compatible build toolchain (which also applies to dynamic libraries). In the case of server connections, both sides have to agree on endianness, for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5" presentation:class="page"/>
          <draw:frame presentation:style-name="pr2" draw:text-style-name="P18" draw:layer="layout" svg:width="18.658cm" svg:height="12.572cm" svg:x="1.478cm" svg:y="13.271cm" presentation:class="notes" presentation:placeholder="true">
            <draw:text-box/>
          </draw:frame>
        </presentation:notes>
      </draw:page>
      <draw:page draw:name="page16"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34" draw:end-glue-point="3" svg:d="M2725 21108l14345-14505" svg:viewBox="0 0 14346 14506">
          <text:p/>
        </draw:connector>
        <draw:connector draw:name="Straight Arrow Connector 13" draw:style-name="gr7" draw:text-style-name="P24" draw:layer="layout" draw:type="line" svg:x1="2.718cm" svg:y1="21.104cm" svg:x2="25.196cm" svg:y2="21.125cm" draw:end-shape="id35" svg:d="M2718 21104l22478 21" svg:viewBox="0 0 22479 22">
          <text:p/>
        </draw:connector>
        <draw:custom-shape draw:name="TextBox 21" draw:style-name="gr177" draw:text-style-name="P26" xml:id="id34" draw:id="id3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78" draw:text-style-name="P28" xml:id="id36" draw:id="id3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7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8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8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8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8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8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8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7" draw:text-style-name="P28" xml:id="id35" draw:id="id3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6"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3.362cm" svg:height="9.822cm" svg:x="-0.249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M</text:span></text:p>
          </draw:text-box>
        </draw:frame>
        <draw:custom-shape draw:name="TextBox 6" draw:style-name="gr188"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4" draw:style-name="gr189"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2" draw:style-name="gr118" draw:text-style-name="P64" draw:layer="layout" svg:width="3.844cm" svg:height="3.8cm" svg:x="11.503cm" svg:y="8.5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3" draw:style-name="gr118" draw:text-style-name="P64" draw:layer="layout" svg:width="3.844cm" svg:height="3.8cm" svg:x="13.904cm" svg:y="8.5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 draw:style-name="gr118" draw:text-style-name="P64" draw:layer="layout" svg:width="3.844cm" svg:height="3.8cm" svg:x="16.339cm" svg:y="8.5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3" draw:style-name="gr118" draw:text-style-name="P64" draw:layer="layout" svg:width="3.844cm" svg:height="3.8cm" svg:x="18.744cm" svg:y="8.5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0" draw:style-name="gr119" draw:text-style-name="P65" draw:layer="layout" svg:width="3.844cm" svg:height="3.8cm" svg:x="21.182cm" svg:y="8.5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0" draw:style-name="gr190" draw:text-style-name="P56" draw:layer="layout" svg:width="32.753cm" svg:height="3.598cm" svg:x="0.689cm" svg:y="0.712cm">
          <text:p text:style-name="P55"><text:span text:style-name="T53">A system defined by all its modules {A</text:span><text:span text:style-name="T54">i</text:span><text:span text:style-name="T53">} depends in terms of maintainability on the equivalence classes [A</text:span><text:span text:style-name="T54">i</text:span><text:span text:style-name="T53">]</text:span><text:span text:style-name="T54">M</text:span><text:span text:style-name="T53">, where the relation M describes all modules with mutual influence on maintainability. For example, this includes all modules that are part of one delivery package and, therefore, need to be aligned in schedule and declaration of external 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1" draw:layer="layout" svg:width="1.469cm" svg:height="1.526cm" svg:x="32.389cm" svg:y="23.874cm">
          <text:p text:style-name="P70"><text:span text:style-name="T55">Y6</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6" presentation:class="page"/>
          <draw:frame presentation:style-name="pr2" draw:text-style-name="P18" draw:layer="layout" svg:width="18.658cm" svg:height="12.572cm" svg:x="1.478cm" svg:y="13.271cm" presentation:class="notes" presentation:placeholder="true">
            <draw:text-box/>
          </draw:frame>
        </presentation:notes>
      </draw:page>
      <draw:page draw:name="page17"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37" draw:end-glue-point="3" svg:d="M2725 21108l14345-14505" svg:viewBox="0 0 14346 14506">
          <text:p/>
        </draw:connector>
        <draw:connector draw:name="Straight Arrow Connector 13" draw:style-name="gr7" draw:text-style-name="P24" draw:layer="layout" draw:type="line" svg:x1="2.718cm" svg:y1="21.104cm" svg:x2="25.196cm" svg:y2="21.125cm" draw:end-shape="id38" svg:d="M2718 21104l22478 21" svg:viewBox="0 0 22479 22">
          <text:p/>
        </draw:connector>
        <draw:custom-shape draw:name="TextBox 21" draw:style-name="gr191" draw:text-style-name="P26" xml:id="id37" draw:id="id3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92" draw:text-style-name="P28" xml:id="id39" draw:id="id3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9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9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9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9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0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01" draw:text-style-name="P28" xml:id="id38" draw:id="id3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9"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2.75cm" svg:height="9.822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U</text:span></text:p>
          </draw:text-box>
        </draw:frame>
        <draw:custom-shape draw:name="TextBox 3" draw:style-name="gr202"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2" draw:style-name="gr203"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5" draw:style-name="gr118" draw:text-style-name="P64" draw:layer="layout" svg:width="3.844cm" svg:height="3.8cm" svg:x="12.943cm" svg:y="7.0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6" draw:style-name="gr118" draw:text-style-name="P64" draw:layer="layout" svg:width="3.844cm" svg:height="3.8cm" svg:x="15.344cm" svg:y="7.0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2" draw:style-name="gr118" draw:text-style-name="P64" draw:layer="layout" svg:width="3.844cm" svg:height="3.8cm" svg:x="17.779cm" svg:y="7.05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2" draw:style-name="gr204" draw:text-style-name="P73" draw:layer="layout" svg:width="32.753cm" svg:height="3.598cm" svg:x="0.689cm" svg:y="0.712cm">
          <text:p text:style-name="P72"><text:span text:style-name="T56">A system defined by all its modules {A</text:span><text:span text:style-name="T57">i</text:span><text:span text:style-name="T56">} depends in terms of portability on the equivalence classes [A</text:span><text:span text:style-name="T57">i</text:span><text:span text:style-name="T56">]</text:span><text:span text:style-name="T57">U</text:span><text:span text:style-name="T56">, where the relation U describes all modules with mutual influence on API usability. For example, this includes all modules that provide a portion of a public API to the customer and, therefore, should adhere to a common look, feel and sty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7</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7" presentation:class="page"/>
          <draw:frame presentation:style-name="pr2" draw:text-style-name="P18" draw:layer="layout" svg:width="18.658cm" svg:height="12.572cm" svg:x="1.478cm" svg:y="13.271cm" presentation:class="notes" presentation:placeholder="true">
            <draw:text-box/>
          </draw:frame>
        </presentation:notes>
      </draw:page>
      <draw:page draw:name="page18"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Z0</text:p>
          <draw:enhanced-geometry svg:viewBox="0 0 21600 21600" draw:type="rectangle" draw:enhanced-path="M 0 0 L 21600 0 21600 21600 0 21600 0 0 Z N"/>
        </draw:custom-shape>
        <draw:frame draw:name="Subtitle 3" draw:style-name="gr1" draw:text-style-name="P7" draw:layer="layout" svg:width="31.252cm" svg:height="22.225cm" svg:x="1.275cm" svg:y="1.526cm">
          <draw:text-box>
            <text:p text:style-name="P19"><text:span text:style-name="T16">The z-Axis</text:span></text:p>
            <text:p text:style-name="P20"><text:span text:style-name="T7"/></text:p>
            <text:list text:style-name="L7">
              <text:list-item>
                <text:p text:style-name="P21"><text:span text:style-name="T17">Along the z-axis, the </text:span><text:span text:style-name="T17">dependencies between </text:span><text:span text:style-name="T17">different modules are </text:span><text:span text:style-name="T17">listed. Since the 2D </text:span><text:span text:style-name="T17">projection used in this </text:span><text:span text:style-name="T17">article can quickly </text:span><text:span text:style-name="T17">become overloaded and </text:span><text:span text:style-name="T17">confusing when </text:span><text:span text:style-name="T17">compared to a genuine </text:span><text:span text:style-name="T17">3D illustration, it does </text:span><text:span text:style-name="T17">not make sense to </text:span><text:span text:style-name="T17">display more than three </text:span><text:span text:style-name="T17">layers in a single </text:span><text:span text:style-name="T17">diagram. While this may </text:span><text:span text:style-name="T17">be insufficient to depict </text:span><text:span text:style-name="T17">all dependencies of a </text:span><text:span text:style-name="T17">system, it is adequate </text:span><text:span text:style-name="T17">when focusing on a </text:span><text:span text:style-name="T17">specific aspect of one </text:span><text:span text:style-name="T17">module.</text:span></text:p>
                <text:p text:style-name="P21"><text:span text:style-name="T17">Special attention should </text:span><text:span text:style-name="T17">be given to </text:span><text:span text:style-name="T18">Permitted </text:span><text:span text:style-name="T18">Changes</text:span><text:span text:style-name="T17"> to ensure that </text:span><text:span text:style-name="T17">a change does not </text:span><text:span text:style-name="T17">introduce new </text:span><text:span text:style-name="T17">unwanted dependencies </text:span><text:span text:style-name="T17">or undesirable </text:span><text:span text:style-name="T18">Cyclic </text:span><text:span text:style-name="T18">Dependencies</text:span><text:span text:style-name="T17">. </text:span><text:span text:style-name="T17">Monitoring can be </text:span><text:span text:style-name="T17">based on the foremost </text:span><text:span text:style-name="T17">vertical pane that </text:span><text:span text:style-name="T17">represents </text:span><text:span text:style-name="T19">Functional </text:span><text:span text:style-name="T19">Suitability</text:span><text:span text:style-name="T17">, as </text:span><text:span text:style-name="T17">dependencies are </text:span><text:span text:style-name="T17">initially introduced due </text:span><text:span text:style-name="T17">to functional needs.</text:span></text:p>
              </text:list-item>
            </text:list>
          </draw:text-box>
        </draw:frame>
        <presentation:notes draw:style-name="dp2">
          <draw:page-thumbnail draw:style-name="gr3" draw:layer="layout" svg:width="18.624cm" svg:height="10.476cm" svg:x="1.482cm" svg:y="2.123cm" draw:page-number="18" presentation:class="page"/>
          <draw:frame presentation:style-name="pr1" draw:text-style-name="P10" draw:layer="layout" svg:width="18.658cm" svg:height="12.572cm" svg:x="1.478cm" svg:y="13.271cm" presentation:class="notes" presentation:placeholder="true">
            <draw:text-box/>
          </draw:frame>
        </presentation:notes>
      </draw:page>
      <draw:page draw:name="page19"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0" draw:end-glue-point="3" svg:d="M2725 21108l14345-14505" svg:viewBox="0 0 14346 14506">
            <text:p/>
          </draw:connector>
          <draw:connector draw:name="Straight Arrow Connector 13" draw:style-name="gr7" draw:text-style-name="P24" draw:layer="layout" draw:type="line" svg:x1="2.718cm" svg:y1="21.104cm" svg:x2="25.196cm" svg:y2="21.125cm" draw:end-shape="id41" svg:d="M2718 21104l22478 21" svg:viewBox="0 0 22479 22">
            <text:p/>
          </draw:connector>
          <draw:custom-shape draw:name="TextBox 21" draw:style-name="gr205" draw:text-style-name="P26" xml:id="id40" draw:id="id4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06" draw:text-style-name="P28" xml:id="id42" draw:id="id4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1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15" draw:text-style-name="P28" xml:id="id41" draw:id="id4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42"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58"/></text:p>
              <text:p text:style-name="P47"><text:span text:style-name="T58">A←B</text:span></text:p>
              <text:p text:style-name="P47"><text:span text:style-name="T58"/></text:p>
              <text:p text:style-name="P47"><text:span text:style-name="T58"/></text:p>
              <text:p text:style-name="P47"><text:span text:style-name="T58"/></text:p>
              <text:p text:style-name="P47"><text:span text:style-name="T59">B→C</text:span></text:p>
              <text:p text:style-name="P47"><text:span text:style-name="T25"/></text:p>
              <text:p text:style-name="P47"><text:span text:style-name="T25"/></text:p>
              <text:p text:style-name="P47"><text:span text:style-name="T25"/></text:p>
              <text:p text:style-name="P47"><text:span text:style-name="T26">A→B</text:span></text:p>
            </draw:text-box>
          </draw:frame>
        </draw:g>
        <draw:custom-shape draw:name="Google Shape;136;p 2" draw:style-name="gr216" draw:text-style-name="P49" draw:layer="layout" svg:width="10.503cm" svg:height="1.672cm" svg:x="2.586cm" svg:y="26.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 6" draw:style-name="gr118" draw:text-style-name="P64" draw:layer="layout" svg:width="3.844cm" svg:height="3.8cm" svg:x="2.783cm" svg:y="17.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7" draw:style-name="gr118" draw:text-style-name="P64" draw:layer="layout" svg:width="3.844cm" svg:height="3.8cm" svg:x="5.221cm" svg:y="17.26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8" draw:style-name="gr118" draw:text-style-name="P64" draw:layer="layout" svg:width="3.844cm" svg:height="3.8cm" svg:x="7.661cm" svg:y="17.27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9" draw:style-name="gr118" draw:text-style-name="P64" draw:layer="layout" svg:width="3.844cm" svg:height="3.8cm" svg:x="10.083cm" svg:y="17.26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0" draw:style-name="gr217" draw:text-style-name="P74" draw:layer="layout" svg:width="3.844cm" svg:height="3.8cm" svg:x="2.784cm" svg:y="14.88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1" draw:style-name="gr218" draw:text-style-name="P74" draw:layer="layout" svg:width="3.845cm" svg:height="3.8cm" svg:x="5.221cm" svg:y="14.88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2" draw:style-name="gr217" draw:text-style-name="P74" draw:layer="layout" svg:width="3.844cm" svg:height="3.8cm" svg:x="7.651cm" svg:y="14.8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3" draw:style-name="gr217" draw:text-style-name="P74" draw:layer="layout" svg:width="3.844cm" svg:height="3.8cm" svg:x="10.074cm" svg:y="14.88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4" draw:style-name="gr219" draw:text-style-name="P64" draw:layer="layout" svg:width="3.845cm" svg:height="3.8cm" svg:x="12.515cm" svg:y="17.26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5" draw:style-name="gr217" draw:text-style-name="P74" draw:layer="layout" svg:width="3.844cm" svg:height="3.8cm" svg:x="12.512cm" svg:y="14.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2" draw:style-name="gr220" draw:text-style-name="P68" draw:layer="layout" svg:width="32.753cm" svg:height="3.598cm" svg:x="0.689cm" svg:y="0.712cm">
          <text:p text:style-name="P69"><text:span text:style-name="T60">If you change module B, on which module A depends (A→B) …</text:span></text:p>
          <text:p text:style-name="P69"><text:span text:style-name="T60">… </text:span><text:span text:style-name="T60">be careful that no new (unwanted) dependency to module C is added (B→C).</text:span></text:p>
          <text:p text:style-name="P69"><text:span text:style-name="T60">… </text:span><text:span text:style-name="T60">avoid introducing a cyclic </text:span><text:span text:style-name="T61">build-time</text:span><text:span text:style-name="T60"> dependency from B to A (A←B). However, module A can play ping-pong with a remote server D as long as no additional rules restrict such cycles.</text:span></text:p>
          <text:p text:style-name="P69"><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Z1</text:p>
          <draw:enhanced-geometry svg:viewBox="0 0 21600 21600" draw:type="rectangle" draw:enhanced-path="M 0 0 L 21600 0 21600 21600 0 21600 0 0 Z N"/>
        </draw:custom-shape>
        <draw:custom-shape draw:name="Google Shape;494;p 16" draw:style-name="gr221" draw:text-style-name="P75" draw:layer="layout" svg:width="3.844cm" svg:height="3.8cm" svg:x="2.784cm" svg:y="12.51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7" draw:style-name="gr222" draw:text-style-name="P75" draw:layer="layout" svg:width="3.845cm" svg:height="3.8cm" svg:x="5.221cm" svg:y="12.50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8" draw:style-name="gr221" draw:text-style-name="P75" draw:layer="layout" svg:width="3.844cm" svg:height="3.8cm" svg:x="7.651cm" svg:y="12.51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23" draw:style-name="gr221" draw:text-style-name="P75" draw:layer="layout" svg:width="3.844cm" svg:height="3.8cm" svg:x="10.074cm" svg:y="12.50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presentation:notes draw:style-name="dp2">
          <draw:page-thumbnail draw:style-name="gr3" draw:layer="layout" svg:width="18.624cm" svg:height="10.476cm" svg:x="1.482cm" svg:y="2.123cm" draw:page-number="19" presentation:class="page"/>
          <draw:frame presentation:style-name="pr2" draw:text-style-name="P18" draw:layer="layout" svg:width="18.658cm" svg:height="12.572cm" svg:x="1.478cm" svg:y="13.271cm" presentation:class="notes" presentation:placeholder="true">
            <draw:text-box/>
          </draw:frame>
        </presentation:notes>
      </draw:page>
      <draw:page draw:name="page20"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P0</text:p>
          <draw:enhanced-geometry svg:viewBox="0 0 21600 21600" draw:type="rectangle" draw:enhanced-path="M 0 0 L 21600 0 21600 21600 0 21600 0 0 Z N"/>
        </draw:custom-shape>
        <draw:frame draw:name="Subtitle 8" draw:style-name="gr1" draw:text-style-name="P79" draw:layer="layout" svg:width="31.252cm" svg:height="22.225cm" svg:x="1.275cm" svg:y="1.527cm">
          <draw:text-box>
            <text:p text:style-name="P76"><text:span text:style-name="T35">The Puzzles</text:span></text:p>
            <text:p text:style-name="P77"><text:span text:style-name="T11"/></text:p>
            <text:p text:style-name="P77"><text:span text:style-name="T3">The puzzles like defined by </text:span><text:span text:style-name="T3">Jimmy Koppel in his article </text:span><text:span text:style-name="T3">‘</text:span><text:span text:style-name="T2">How an Ancient </text:span><text:span text:style-name="T2">Philosophy Problem </text:span><text:span text:style-name="T2">Explains Software </text:span><text:span text:style-name="T2">Dependence’, for details </text:span><text:span text:style-name="T2">refer to</text:span><text:span text:style-name="T3"> [</text:span><text:span text:style-name="T3"><text:a xlink:href="#Subtitle 5" xlink:type="simple">Koppel22</text:a></text:span><text:span text:style-name="T3">].</text:span></text:p>
            <text:list text:style-name="L9">
              <text:list-header>
                <text:p text:style-name="P78"><text:span text:style-name="T62"/></text:p>
              </text:list-header>
              <text:list-item>
                <text:p text:style-name="P78"><text:span text:style-name="T63">­The Inversion Puzzle</text:span><text:span text:style-name="T62">: </text:span><text:span text:style-name="T62">Does Dependency </text:span><text:span text:style-name="T62">Inversion truly eliminate </text:span><text:span text:style-name="T62">dependencies? Well, </text:span><text:span text:style-name="T62">there is a reason why it </text:span><text:span text:style-name="T62">is called inversion, see </text:span><text:span text:style-name="T62"><text:a xlink:href="#Folie 21" xlink:type="simple">P1a</text:a></text:span><text:span text:style-name="T62"><text:s/>and </text:span><text:span text:style-name="T62"><text:a xlink:href="#Folie 22" xlink:type="simple">P1b</text:a></text:span><text:span text:style-name="T62">.</text:span></text:p>
              </text:list-item>
              <text:list-item>
                <text:p text:style-name="P78"><text:span text:style-name="T62">­</text:span><text:span text:style-name="T63">The Framework </text:span><text:span text:style-name="T63">Puzzle</text:span><text:span text:style-name="T62">: Does a Round-</text:span><text:span text:style-name="T62">Robin Scheduler have </text:span><text:span text:style-name="T62">dependencies on the </text:span><text:span text:style-name="T62">tasks it invokes? At the </text:span><text:span text:style-name="T62">very least, the task </text:span><text:span text:style-name="T62">must exist, see </text:span><text:span text:style-name="T62"><text:a xlink:href="#Folie 23" xlink:type="simple">P2</text:a></text:span><text:span text:style-name="T62">.</text:span></text:p>
              </text:list-item>
              <text:list-item>
                <text:p text:style-name="P78"><text:span text:style-name="T62">­</text:span><text:span text:style-name="T63">The Shared Format </text:span><text:span text:style-name="T63">Puzzle</text:span><text:span text:style-name="T62">: If W writes a </text:span><text:span text:style-name="T62">file and R reads it, both </text:span><text:span text:style-name="T62">are coupled due to the </text:span><text:span text:style-name="T62">shared format. But </text:span><text:span text:style-name="T62">which module depends </text:span><text:span text:style-name="T62">on the other? Do not </text:span><text:span text:style-name="T62">tear apart what belongs </text:span><text:span text:style-name="T62">together, see </text:span><text:span text:style-name="T62"><text:a xlink:href="#Folie 24" xlink:type="simple">P3</text:a></text:span><text:span text:style-name="T62">.</text:span></text:p>
              </text:list-item>
              <text:list-item>
                <text:p text:style-name="P78"><text:span text:style-name="T62">­</text:span><text:span text:style-name="T63">The Fallback Puzzle</text:span><text:span text:style-name="T62">: </text:span><text:span text:style-name="T62">When A uses B but falls </text:span><text:span text:style-name="T62">back to C in the event </text:span><text:span text:style-name="T62">of B's failure, does A </text:span><text:span text:style-name="T62">still depend on B? </text:span><text:span text:style-name="T62">Dependencies cannot </text:span><text:span text:style-name="T62">only exist on specific </text:span><text:span text:style-name="T62">modules but also on </text:span><text:span text:style-name="T62">groups (sets and </text:span><text:span text:style-name="T62">equivalence classes) of </text:span><text:span text:style-name="T62">modules, see </text:span><text:span text:style-name="T62"><text:a xlink:href="#Folie 25" xlink:type="simple">P4.1</text:a></text:span><text:span text:style-name="T62">.</text:span></text:p>
              </text:list-item>
              <text:list-item>
                <text:p text:style-name="P78"><text:span text:style-name="T62">­</text:span><text:span text:style-name="T63">The Majority Puzzle</text:span><text:span text:style-name="T62">: </text:span><text:span text:style-name="T62">How does dependency </text:span><text:span text:style-name="T62">work in the case of m-</text:span><text:span text:style-name="T62">out-of-n redundancy? </text:span><text:span text:style-name="T62">Same answer as for </text:span><text:span text:style-name="T62">The Fallback Puzzle, </text:span><text:span text:style-name="T62">see </text:span><text:span text:style-name="T62"><text:a xlink:href="#Folie 25" xlink:type="simple">P4.2</text:a></text:span><text:span text:style-name="T62">.</text:span></text:p>
              </text:list-item>
              <text:list-item>
                <text:p text:style-name="P78"><text:span text:style-name="T62">­</text:span><text:span text:style-name="T63">The Higher-Order </text:span><text:span text:style-name="T63">Puzzle</text:span><text:span text:style-name="T62">: Do hash tables </text:span><text:span text:style-name="T62">and other library </text:span><text:span text:style-name="T62">classes depend on their </text:span><text:span text:style-name="T62">callers? Dependency </text:span><text:span text:style-name="T62">Inversion again, refer </text:span><text:span text:style-name="T62">see </text:span><text:span text:style-name="T62"><text:a xlink:href="#Folie 22" xlink:type="simple">P1b</text:a></text:span><text:span text:style-name="T62">.</text:span></text:p>
              </text:list-item>
              <text:list-item>
                <text:p text:style-name="P78"><text:span text:style-name="T62">­</text:span><text:span text:style-name="T63">The Crash Puzzle</text:span><text:span text:style-name="T62">: In </text:span><text:span text:style-name="T62">principle, each module </text:span><text:span text:style-name="T62">of a program can crash </text:span><text:span text:style-name="T62">it. Does this imply that </text:span><text:span text:style-name="T62">each module depends </text:span><text:span text:style-name="T62">on every other module? </text:span><text:span text:style-name="T62">Already discussed in </text:span><text:span text:style-name="T62"><text:a xlink:href="#Folie 9" xlink:type="simple">X6.1</text:a></text:span><text:span text:style-name="T62">.</text:span></text:p>
              </text:list-item>
              <text:list-item>
                <text:p text:style-name="P78"><text:span text:style-name="T62">­</text:span><text:span text:style-name="T63">The Self-Cycle Puzzle</text:span><text:span text:style-name="T62">: </text:span><text:span text:style-name="T62">How to deal with cyclic </text:span><text:span text:style-name="T62">dependencies and self-</text:span><text:span text:style-name="T62">dependencies? Refer to </text:span><text:span text:style-name="T62"><text:a xlink:href="#Folie 19" xlink:type="simple">Z1</text:a></text:span><text:span text:style-name="T62">.</text:span></text:p>
              </text:list-item>
              <text:list-item>
                <text:p text:style-name="P78"><text:span text:style-name="T62">­</text:span><text:span text:style-name="T63">The Frame Puzzle</text:span><text:span text:style-name="T62">: If A </text:span><text:span text:style-name="T62">does not depend on B, </text:span><text:span text:style-name="T62">does a change to B </text:span><text:span text:style-name="T62">affect A? What if that </text:span><text:span text:style-name="T62">change introduces a </text:span><text:span text:style-name="T62">dependency on A? </text:span><text:span text:style-name="T62">Refer to </text:span><text:span text:style-name="T62"><text:a xlink:href="#Folie 19" xlink:type="simple">Z1</text:a></text:span><text:span text:style-name="T62">.</text:span></text:p>
                <text:p text:style-name="P21"><text:span text:style-name="T64"/></text:p>
              </text:list-item>
            </text:list>
          </draw:text-box>
        </draw:frame>
        <presentation:notes draw:style-name="dp2">
          <draw:page-thumbnail draw:style-name="gr3" draw:layer="layout" svg:width="18.624cm" svg:height="10.476cm" svg:x="1.482cm" svg:y="2.123cm" draw:page-number="20" presentation:class="page"/>
          <draw:frame presentation:style-name="pr1" draw:text-style-name="P10" draw:layer="layout" svg:width="18.658cm" svg:height="12.572cm" svg:x="1.478cm" svg:y="13.271cm" presentation:class="notes" presentation:placeholder="true">
            <draw:text-box/>
          </draw:frame>
        </presentation:notes>
      </draw:page>
      <draw:page draw:name="page21"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3" draw:end-glue-point="3" svg:d="M2725 21108l14345-14505" svg:viewBox="0 0 14346 14506">
            <text:p/>
          </draw:connector>
          <draw:connector draw:name="Straight Arrow Connector 13" draw:style-name="gr7" draw:text-style-name="P24" draw:layer="layout" draw:type="line" svg:x1="2.718cm" svg:y1="21.104cm" svg:x2="25.196cm" svg:y2="21.125cm" draw:end-shape="id44" svg:d="M2718 21104l22478 21" svg:viewBox="0 0 22479 22">
            <text:p/>
          </draw:connector>
          <draw:custom-shape draw:name="TextBox 21" draw:style-name="gr223" draw:text-style-name="P81" xml:id="id43" draw:id="id43" draw:layer="layout" svg:width="8.174cm" svg:height="1.013cm" svg:x="17.07cm" svg:y="6.097cm">
            <text:p text:style-name="P80"><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24" draw:text-style-name="P83" xml:id="id45" draw:id="id45" draw:layer="layout" svg:width="5.82cm" svg:height="3.299cm" svg:x="2.72cm" svg:y="5.515cm">
            <text:p text:style-name="P82"><text:span text:style-name="T20"/></text:p>
            <text:p text:style-name="P82"><text:span text:style-name="T20"><text:s/></text:span><text:span text:style-name="T20">Dependent Modules</text:span></text:p>
            <text:p text:style-name="P82"><text:span text:style-name="T20"><text:s/></text:span><text:span text:style-name="T20">X→Y</text:span></text:p>
            <text:p text:style-name="P8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25" draw:text-style-name="P85" draw:layer="layout" svg:width="3.671cm" svg:height="0.885cm" svg:x="18.348cm" svg:y="19.932cm">
            <text:p text:style-name="P84"><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26" draw:text-style-name="P87" draw:layer="layout" svg:width="5.258cm" svg:height="0.885cm" svg:x="22.501cm" svg:y="15.612cm">
            <text:p text:style-name="P86"><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27" draw:text-style-name="P87" draw:layer="layout" svg:width="2.539cm" svg:height="0.885cm" svg:x="28.271cm" svg:y="9.797cm">
            <text:p text:style-name="P86"><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28" draw:text-style-name="P87" draw:layer="layout" svg:width="3.811cm" svg:height="0.885cm" svg:x="25.44cm" svg:y="12.718cm">
            <text:p text:style-name="P86"><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29" draw:text-style-name="P87" draw:layer="layout" svg:width="3.31cm" svg:height="0.885cm" svg:x="19.701cm" svg:y="18.535cm">
            <text:p text:style-name="P86"><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30" draw:text-style-name="P87" draw:layer="layout" svg:width="3.085cm" svg:height="0.885cm" svg:x="21.083cm" svg:y="17.146cm">
            <text:p text:style-name="P86"><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31" draw:text-style-name="P87" draw:layer="layout" svg:width="4.622cm" svg:height="0.885cm" svg:x="24.062cm" svg:y="14.157cm">
            <text:p text:style-name="P86"><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32" draw:text-style-name="P87" draw:layer="layout" svg:width="3.844cm" svg:height="0.885cm" svg:x="26.856cm" svg:y="11.233cm">
            <text:p text:style-name="P86"><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33" draw:text-style-name="P83" xml:id="id44" draw:id="id44" draw:layer="layout" svg:width="8.131cm" svg:height="1.775cm" svg:x="25.196cm" svg:y="20.238cm">
            <text:p text:style-name="P82"><text:span text:style-name="T21">Time of First Consequences </text:span></text:p>
            <text:p text:style-name="P82"><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3">(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38" draw:layer="layout" svg:width="3.485cm" svg:height="1.599cm" draw:transform="rotate (1.5707963267949) translate (13.007cm 24.628cm)">
            <draw:text-box>
              <text:p text:style-name="P35"><text:span text:style-name="T65">Runtime</text:span></text:p>
              <text:p text:style-name="P35"><text:span text:style-name="T65">Availability</text:span></text:p>
            </draw:text-box>
          </draw:frame>
          <draw:frame draw:style-name="gr26" draw:text-style-name="P38" draw:layer="layout" svg:width="3.94cm" svg:height="1.599cm" draw:transform="rotate (1.5707963267949) translate (15.452cm 25.051cm)">
            <draw:text-box>
              <text:p text:style-name="P35"><text:span text:style-name="T65">Runtime</text:span></text:p>
              <text:p text:style-name="P35"><text:span text:style-name="T65">Conditions</text:span></text:p>
            </draw:text-box>
          </draw:frame>
          <draw:connector draw:name="Straight Arrow Connector 1" draw:style-name="gr7" draw:text-style-name="P24" draw:layer="layout" draw:type="line" svg:x1="2.719cm" svg:y1="21.104cm" svg:x2="2.72cm" svg:y2="7.164cm" draw:end-shape="id45" svg:d="M2719 21104l1-13940" svg:viewBox="0 0 2 13941">
            <text:p/>
          </draw:connector>
          <draw:custom-shape draw:name="Parallelogram 1" draw:style-name="gr238"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243" draw:text-style-name="P88" draw:layer="layout" svg:width="2.718cm" svg:height="10.283cm" svg:x="0cm" svg:y="10.934cm">
            <draw:text-box>
              <text:p text:style-name="P22"><text:span text:style-name="T66"/></text:p>
              <text:p text:style-name="P22"><text:span text:style-name="T66"/></text:p>
              <text:p text:style-name="P22"><text:span text:style-name="T66"/></text:p>
              <text:p text:style-name="P22"><text:span text:style-name="T66"/></text:p>
              <text:p text:style-name="P22"><text:span text:style-name="T66"/></text:p>
              <text:p text:style-name="P22"><text:span text:style-name="T66"/></text:p>
              <text:p text:style-name="P22"><text:span text:style-name="T66">A→B</text:span><text:span text:style-name="T67">n </text:span></text:p>
              <text:p text:style-name="P22"><text:span text:style-name="T66">A→B</text:span><text:span text:style-name="T67">…</text:span><text:span text:style-name="T66"> </text:span></text:p>
              <text:p text:style-name="P22"><text:span text:style-name="T66"/></text:p>
              <text:p text:style-name="P22"><text:span text:style-name="T66"/></text:p>
              <text:p text:style-name="P22"><text:span text:style-name="T66"/></text:p>
              <text:p text:style-name="P22"><text:span text:style-name="T66">A→B</text:span><text:span text:style-name="T67">2 </text:span></text:p>
              <text:p text:style-name="P22"><text:span text:style-name="T66"/></text:p>
              <text:p text:style-name="P22"><text:span text:style-name="T66"/></text:p>
              <text:p text:style-name="P22"><text:span text:style-name="T66"/></text:p>
              <text:p text:style-name="P22"><text:span text:style-name="T66">A→B</text:span><text:span text:style-name="T67">1 </text:span></text:p>
            </draw:text-box>
          </draw:frame>
        </draw:g>
        <draw:custom-shape draw:style-name="gr244" draw:text-style-name="P89" draw:layer="layout" svg:width="3.845cm" svg:height="3.801cm" svg:x="17.753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89" draw:layer="layout" svg:width="3.845cm" svg:height="3.801cm" svg:x="16.3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89" draw:layer="layout" svg:width="3.845cm" svg:height="3.801cm" svg:x="14.877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13.432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11.986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10.545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9.113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7.688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TextBox 5" draw:style-name="gr24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1" draw:style-name="gr247" draw:text-style-name="P49"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8" draw:text-style-name="P91" draw:layer="layout" svg:width="3.846cm" svg:height="3.801cm" svg:x="17.752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6.333cm" svg:y="6.06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4.877cm" svg:y="7.5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3.432cm" svg:y="8.98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1.985cm" svg:y="10.4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0.545cm" svg:y="11.91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9.113cm" svg:y="13.3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7.689cm" svg:y="14.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a</text:span></text:p>
          <draw:enhanced-geometry svg:viewBox="0 0 21600 21600" draw:type="rectangle" draw:enhanced-path="M 0 0 L 21600 0 21600 21600 0 21600 0 0 Z N"/>
        </draw:custom-shape>
        <draw:custom-shape draw:style-name="gr248" draw:text-style-name="P91" draw:layer="layout" svg:width="3.846cm" svg:height="3.801cm" svg:x="17.752cm" svg:y="1.86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6.333cm" svg:y="3.27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4.877cm" svg:y="4.7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3.432cm" svg:y="6.19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1.985cm" svg:y="7.6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0.545cm" svg:y="9.1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9.113cm" svg:y="10.58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7.689cm" svg:y="12.0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3" draw:style-name="gr250" draw:text-style-name="P56" draw:layer="layout" svg:width="32.753cm" svg:height="3.598cm" svg:x="0.689cm" svg:y="0.712cm">
          <text:p text:style-name="P55"><text:span text:style-name="T27">Dependency Inversion I: </text:span></text:p>
          <text:p text:style-name="P55"><text:span text:style-name="T27">Module A depends on the implementation of several modules B</text:span><text:span text:style-name="T50">i</text:span><text:span text:style-name="T27">. If the functionality F behind these dependencies can be formulated as an abstract interface defined by A, which must be implemented by all {B</text:span><text:span text:style-name="T50">i</text:span><text:span text:style-name="T27">} ...</text:span></text:p>
          <text:p text:style-name="P55"><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1" presentation:class="page"/>
          <draw:frame presentation:style-name="pr2" draw:text-style-name="P18" draw:layer="layout" svg:width="18.658cm" svg:height="12.572cm" svg:x="1.478cm" svg:y="13.271cm" presentation:class="notes" presentation:placeholder="true">
            <draw:text-box/>
          </draw:frame>
        </presentation:notes>
      </draw:page>
      <draw:page draw:name="page22"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6" draw:end-glue-point="3" svg:d="M2725 21108l14345-14505" svg:viewBox="0 0 14346 14506">
            <text:p/>
          </draw:connector>
          <draw:connector draw:name="Straight Arrow Connector 13" draw:style-name="gr7" draw:text-style-name="P24" draw:layer="layout" draw:type="line" svg:x1="2.718cm" svg:y1="21.104cm" svg:x2="25.196cm" svg:y2="21.125cm" draw:end-shape="id47" svg:d="M2718 21104l22478 21" svg:viewBox="0 0 22479 22">
            <text:p/>
          </draw:connector>
          <draw:custom-shape draw:name="TextBox 21" draw:style-name="gr251" draw:text-style-name="P81" xml:id="id46" draw:id="id46" draw:layer="layout" svg:width="8.174cm" svg:height="1.013cm" svg:x="17.07cm" svg:y="6.097cm">
            <text:p text:style-name="P80"><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52" draw:text-style-name="P83" xml:id="id48" draw:id="id48" draw:layer="layout" svg:width="5.82cm" svg:height="3.299cm" svg:x="2.72cm" svg:y="5.515cm">
            <text:p text:style-name="P82"><text:span text:style-name="T20"/></text:p>
            <text:p text:style-name="P82"><text:span text:style-name="T20"><text:s/></text:span><text:span text:style-name="T20">Dependent Modules</text:span></text:p>
            <text:p text:style-name="P82"><text:span text:style-name="T20"><text:s/></text:span><text:span text:style-name="T20">X→Y</text:span></text:p>
            <text:p text:style-name="P8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53" draw:text-style-name="P85" draw:layer="layout" svg:width="3.671cm" svg:height="0.885cm" svg:x="18.348cm" svg:y="19.932cm">
            <text:p text:style-name="P84"><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54" draw:text-style-name="P87" draw:layer="layout" svg:width="5.258cm" svg:height="0.885cm" svg:x="22.501cm" svg:y="15.612cm">
            <text:p text:style-name="P86"><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55" draw:text-style-name="P87" draw:layer="layout" svg:width="2.539cm" svg:height="0.885cm" svg:x="28.271cm" svg:y="9.797cm">
            <text:p text:style-name="P86"><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56" draw:text-style-name="P87" draw:layer="layout" svg:width="3.811cm" svg:height="0.885cm" svg:x="25.44cm" svg:y="12.718cm">
            <text:p text:style-name="P86"><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57" draw:text-style-name="P87" draw:layer="layout" svg:width="3.31cm" svg:height="0.885cm" svg:x="19.701cm" svg:y="18.535cm">
            <text:p text:style-name="P86"><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58" draw:text-style-name="P87" draw:layer="layout" svg:width="3.085cm" svg:height="0.885cm" svg:x="21.083cm" svg:y="17.146cm">
            <text:p text:style-name="P86"><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59" draw:text-style-name="P87" draw:layer="layout" svg:width="4.622cm" svg:height="0.885cm" svg:x="24.062cm" svg:y="14.157cm">
            <text:p text:style-name="P86"><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60" draw:text-style-name="P87" draw:layer="layout" svg:width="3.844cm" svg:height="0.885cm" svg:x="26.856cm" svg:y="11.233cm">
            <text:p text:style-name="P86"><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1" draw:text-style-name="P83" xml:id="id47" draw:id="id47" draw:layer="layout" svg:width="8.131cm" svg:height="1.775cm" svg:x="25.196cm" svg:y="20.238cm">
            <text:p text:style-name="P82"><text:span text:style-name="T21">Time of First Consequences </text:span></text:p>
            <text:p text:style-name="P82"><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3">(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38" draw:layer="layout" svg:width="3.485cm" svg:height="1.599cm" draw:transform="rotate (1.5707963267949) translate (13.007cm 24.628cm)">
            <draw:text-box>
              <text:p text:style-name="P35"><text:span text:style-name="T65">Runtime</text:span></text:p>
              <text:p text:style-name="P35"><text:span text:style-name="T65">Availability</text:span></text:p>
            </draw:text-box>
          </draw:frame>
          <draw:frame draw:style-name="gr26" draw:text-style-name="P38" draw:layer="layout" svg:width="3.94cm" svg:height="1.599cm" draw:transform="rotate (1.5707963267949) translate (15.452cm 25.051cm)">
            <draw:text-box>
              <text:p text:style-name="P35"><text:span text:style-name="T65">Runtime</text:span></text:p>
              <text:p text:style-name="P35"><text:span text:style-name="T65">Conditions</text:span></text:p>
            </draw:text-box>
          </draw:frame>
          <draw:connector draw:name="Straight Arrow Connector 1" draw:style-name="gr7" draw:text-style-name="P24" draw:layer="layout" draw:type="line" svg:x1="2.719cm" svg:y1="21.104cm" svg:x2="2.72cm" svg:y2="7.164cm" draw:end-shape="id48"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243" draw:text-style-name="P52" draw:layer="layout" svg:width="2.718cm" svg:height="10.283cm" svg:x="0cm" svg:y="10.934cm">
            <draw:text-box>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70">A→[B</text:span><text:span text:style-name="T71">i</text:span><text:span text:style-name="T70">]</text:span><text:span text:style-name="T71">F</text:span></text:p>
              <text:p text:style-name="P22"><text:span text:style-name="T69"/></text:p>
              <text:p text:style-name="P22"><text:span text:style-name="T69"/></text:p>
              <text:p text:style-name="P22"><text:span text:style-name="T69"/></text:p>
              <text:p text:style-name="P22"><text:span text:style-name="T72">[B</text:span><text:span text:style-name="T73">i</text:span><text:span text:style-name="T74">]</text:span><text:span text:style-name="T73">F</text:span><text:span text:style-name="T72">→A</text:span></text:p>
            </draw:text-box>
          </draw:frame>
        </draw:g>
        <draw:custom-shape draw:style-name="gr262" draw:text-style-name="P93" draw:layer="layout" svg:width="3.845cm" svg:height="3.801cm" svg:x="17.691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6.271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4.81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3.37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0.483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9.05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7.626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05;p 9" draw:style-name="gr265" draw:text-style-name="P49"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6" draw:text-style-name="P96" draw:layer="layout" svg:width="3.846cm" svg:height="3.801cm" svg:x="21.079cm" svg:y="6.15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6" draw:layer="layout" svg:width="3.846cm" svg:height="3.801cm" svg:x="19.623cm" svg:y="7.60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8.178cm" svg:y="9.0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6.732cm" svg:y="10.5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5.291cm" svg:y="11.99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3.859cm" svg:y="13.46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b</text:span></text:p>
          <draw:enhanced-geometry svg:viewBox="0 0 21600 21600" draw:type="rectangle" draw:enhanced-path="M 0 0 L 21600 0 21600 21600 0 21600 0 0 Z N"/>
        </draw:custom-shape>
        <draw:custom-shape draw:name="Google Shape;179;p 18" draw:style-name="gr268" draw:text-style-name="P56" draw:layer="layout" svg:width="32.753cm" svg:height="3.598cm" svg:x="0.689cm" svg:y="0.712cm">
          <text:p text:style-name="P55"><text:span text:style-name="T68">Dependency Inversion II:</text:span></text:p>
          <text:p text:style-name="P55"><text:span text:style-name="T27">... then this multiple dependency can be converted (inverted) into [B</text:span><text:span text:style-name="T50">i</text:span><text:span text:style-name="T27">]</text:span><text:span text:style-name="T50">F</text:span><text:span text:style-name="T27">→A. However, at runtime, A still depends on the implementation A→[B</text:span><text:span text:style-name="T50">i</text:span><text:span text:style-name="T27">]</text:span><text:span text:style-name="T50">F</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8" draw:style-name="gr269" draw:text-style-name="P98" draw:layer="layout" svg:width="12.694cm" svg:height="10.292cm" svg:x="12.489cm" svg:y="10.851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presentation:notes draw:style-name="dp2">
          <draw:page-thumbnail draw:style-name="gr3" draw:layer="layout" svg:width="18.624cm" svg:height="10.476cm" svg:x="1.482cm" svg:y="2.123cm" draw:page-number="22" presentation:class="page"/>
          <draw:frame presentation:style-name="pr2" draw:text-style-name="P18" draw:layer="layout" svg:width="18.658cm" svg:height="12.572cm" svg:x="1.478cm" svg:y="13.271cm" presentation:class="notes" presentation:placeholder="true">
            <draw:text-box/>
          </draw:frame>
        </presentation:notes>
      </draw:page>
      <draw:page draw:name="page23"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9" draw:end-glue-point="3" svg:d="M2725 21108l14345-14505" svg:viewBox="0 0 14346 14506">
            <text:p/>
          </draw:connector>
          <draw:connector draw:name="Straight Arrow Connector 13" draw:style-name="gr7" draw:text-style-name="P24" draw:layer="layout" draw:type="line" svg:x1="2.718cm" svg:y1="21.104cm" svg:x2="25.196cm" svg:y2="21.125cm" draw:end-shape="id50" svg:d="M2718 21104l22478 21" svg:viewBox="0 0 22479 22">
            <text:p/>
          </draw:connector>
          <draw:custom-shape draw:name="TextBox 21" draw:style-name="gr270" draw:text-style-name="P26" xml:id="id49" draw:id="id4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71" draw:text-style-name="P28" xml:id="id51" draw:id="id5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7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7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7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7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7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7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7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7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80" draw:text-style-name="P28" xml:id="id50" draw:id="id5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3">(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38" draw:layer="layout" svg:width="3.485cm" svg:height="1.599cm" draw:transform="rotate (1.5707963267949) translate (13.007cm 24.628cm)">
            <draw:text-box>
              <text:p text:style-name="P35"><text:span text:style-name="T65">Runtime</text:span></text:p>
              <text:p text:style-name="P35"><text:span text:style-name="T65">Availability</text:span></text:p>
            </draw:text-box>
          </draw:frame>
          <draw:frame draw:style-name="gr26" draw:text-style-name="P38" draw:layer="layout" svg:width="3.94cm" svg:height="1.599cm" draw:transform="rotate (1.5707963267949) translate (15.452cm 25.051cm)">
            <draw:text-box>
              <text:p text:style-name="P35"><text:span text:style-name="T65">Runtime</text:span></text:p>
              <text:p text:style-name="P35"><text:span text:style-name="T65">Conditions</text:span></text:p>
            </draw:text-box>
          </draw:frame>
          <draw:connector draw:name="Straight Arrow Connector 1" draw:style-name="gr7" draw:text-style-name="P24" draw:layer="layout" draw:type="line" svg:x1="2.719cm" svg:y1="21.104cm" svg:x2="2.72cm" svg:y2="7.164cm" draw:end-shape="id51" svg:d="M2719 21104l1-13940" svg:viewBox="0 0 2 13941">
            <text:p/>
          </draw:connector>
          <draw:custom-shape draw:name="Parallelogram 1" draw:style-name="gr238"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52" draw:layer="layout" svg:width="2.718cm" svg:height="9.259cm" svg:x="0cm" svg:y="10.934cm">
            <draw:text-box>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75">T→S</text:span></text:p>
              <text:p text:style-name="P22"><text:span text:style-name="T69"/></text:p>
              <text:p text:style-name="P22"><text:span text:style-name="T69"/></text:p>
              <text:p text:style-name="P22"><text:span text:style-name="T69"/></text:p>
              <text:p text:style-name="P22"><text:span text:style-name="T70">S→T</text:span></text:p>
              <text:p text:style-name="P22"><text:span text:style-name="T69"/></text:p>
              <text:p text:style-name="P22"><text:span text:style-name="T69"/></text:p>
              <text:p text:style-name="P22"><text:span text:style-name="T69"/></text:p>
              <text:p text:style-name="P22"><text:span text:style-name="T72">{S,T}→I</text:span><text:span text:style-name="T73">OS</text:span></text:p>
            </draw:text-box>
          </draw:frame>
        </draw:g>
        <draw:custom-shape draw:name="TextBox 8" draw:style-name="gr281"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 14" draw:style-name="gr282" draw:text-style-name="P56" draw:layer="layout" svg:width="32.753cm" svg:height="3.598cm" svg:x="0.689cm" svg:y="0.712cm">
          <text:p text:style-name="P66"><text:span text:style-name="T31">Round-Robin Scheduler:</text:span></text:p>
          <text:p text:style-name="P66"><text:span text:style-name="T76">Special case of Dependency Inversion (</text:span><text:span text:style-name="T76"><text:a xlink:href="#Folie 22" xlink:type="simple">P1b</text:a></text:span><text:span text:style-name="T76">): Both the scheduler S and the task T depend on the task management interface I</text:span><text:span text:style-name="T77">OS</text:span><text:span text:style-name="T76"> of the OS. The scheduler S is shielded by the OS to protect against potential reliability, security, performance, and compatibility impacts introduced by T. However, T's runtime conditions depend on the schedul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2</text:p>
          <draw:enhanced-geometry svg:viewBox="0 0 21600 21600" draw:type="rectangle" draw:enhanced-path="M 0 0 L 21600 0 21600 21600 0 21600 0 0 Z N"/>
        </draw:custom-shape>
        <draw:custom-shape draw:name="Parallelogram 9" draw:style-name="gr283" draw:text-style-name="P98" draw:layer="layout" svg:width="4cm" svg:height="1.485cm" svg:x="12.489cm" svg:y="19.6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0" draw:style-name="gr284" draw:text-style-name="P98" draw:layer="layout" svg:width="8.185cm" svg:height="5.879cm" svg:x="16.458cm" svg:y="13.764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2" draw:text-style-name="P93" draw:layer="layout" svg:width="3.845cm" svg:height="3.801cm" svg:x="17.691cm" svg:y="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6.271cm" svg:y="8.51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4.815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3.37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0.483cm" svg:y="14.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9.051cm" svg:y="15.82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7.626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80;p 3" draw:style-name="gr103" draw:text-style-name="P57" draw:layer="layout" svg:width="3.844cm" svg:height="3.8cm" svg:x="20.699cm" svg:y="6.6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6" draw:style-name="gr103" draw:text-style-name="P57" draw:layer="layout" svg:width="3.844cm" svg:height="3.8cm" svg:x="19.264cm" svg:y="8.0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7" draw:style-name="gr103" draw:text-style-name="P57" draw:layer="layout" svg:width="3.844cm" svg:height="3.8cm" svg:x="17.808cm" svg:y="9.54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8" draw:style-name="gr103" draw:text-style-name="P57" draw:layer="layout" svg:width="3.844cm" svg:height="3.8cm" svg:x="16.373cm" svg:y="11.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67" draw:text-style-name="P97"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3" presentation:class="page"/>
          <draw:frame presentation:style-name="pr2" draw:text-style-name="P10" draw:layer="layout" svg:width="18.658cm" svg:height="12.572cm" svg:x="1.478cm" svg:y="13.271cm" presentation:class="notes" presentation:placeholder="true">
            <draw:text-box/>
          </draw:frame>
        </presentation:notes>
      </draw:page>
      <draw:page draw:name="page2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52" draw:end-glue-point="3" svg:d="M2725 21108l14345-14505" svg:viewBox="0 0 14346 14506">
            <text:p/>
          </draw:connector>
          <draw:connector draw:name="Straight Arrow Connector 13" draw:style-name="gr7" draw:text-style-name="P24" draw:layer="layout" draw:type="line" svg:x1="2.718cm" svg:y1="21.104cm" svg:x2="25.196cm" svg:y2="21.125cm" draw:end-shape="id53" svg:d="M2718 21104l22478 21" svg:viewBox="0 0 22479 22">
            <text:p/>
          </draw:connector>
          <draw:custom-shape draw:name="TextBox 21" draw:style-name="gr285" draw:text-style-name="P26" xml:id="id52" draw:id="id5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86" draw:text-style-name="P28" xml:id="id54" draw:id="id5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8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8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8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9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9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9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9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9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95" draw:text-style-name="P28" xml:id="id53" draw:id="id5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54"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78">B→A</text:span></text:p>
              <text:p text:style-name="P47"><text:span text:style-name="T25"/></text:p>
              <text:p text:style-name="P47"><text:span text:style-name="T25"/></text:p>
              <text:p text:style-name="P47"><text:span text:style-name="T25"/></text:p>
              <text:p text:style-name="P47"><text:span text:style-name="T26">A→{R,W}</text:span></text:p>
            </draw:text-box>
          </draw:frame>
        </draw:g>
        <draw:custom-shape draw:name="TextBox 9" draw:style-name="gr29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7" draw:text-style-name="P44" draw:layer="layout" svg:width="3.81cm" svg:height="2.591cm" svg:x="14.211cm" svg:y="8.3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2.791cm" svg:y="9.7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4.182cm" svg:y="7.1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2.761cm" svg:y="8.5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1.352cm" svg:y="11.1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1.353cm" svg:y="9.9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9.905cm" svg:y="12.6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9.907cm" svg:y="11.4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8.46cm" svg:y="14.1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8.461cm" svg:y="12.9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6.983cm" svg:y="15.5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6.984cm" svg:y="14.3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5.529cm" svg:y="17.0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5.53cm" svg:y="15.8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4.1cm" svg:y="18.4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4.1cm" svg:y="17.2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5" draw:style-name="gr299" draw:text-style-name="P54" draw:layer="layout" svg:width="32.753cm" svg:height="3.598cm" svg:x="0.689cm" svg:y="0.712cm">
          <text:p text:style-name="P99"><text:span text:style-name="T62">Reader/Writer (Sub-)Modules:</text:span></text:p>
          <text:p text:style-name="P99"><text:span text:style-name="T62">The reader/writer (serializer/deserializer) exists as an abstract model that can be used to generate source code (see </text:span><text:span text:style-name="T62"><text:a xlink:href="#Folie 4" xlink:type="simple">X1</text:a></text:span><text:span text:style-name="T62">) or as part of a source code module (see </text:span><text:span text:style-name="T62"><text:a xlink:href="#Folie 5" xlink:type="simple">X2</text:a></text:span><text:span text:style-name="T62">). In either case, R and W should be part of one module A that can be used by any modul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3</text:p>
          <draw:enhanced-geometry svg:viewBox="0 0 21600 21600" draw:type="rectangle" draw:enhanced-path="M 0 0 L 21600 0 21600 21600 0 21600 0 0 Z N"/>
        </draw:custom-shape>
        <draw:custom-shape draw:name="Parallelogram 4" draw:style-name="gr300" draw:text-style-name="P98" draw:layer="layout" svg:width="14.121cm" svg:height="11.784cm" svg:x="7.589cm" svg:y="9.3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6" draw:text-style-name="P96" draw:layer="layout" svg:width="3.846cm" svg:height="3.801cm" svg:x="17.821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6" draw:layer="layout" svg:width="3.846cm" svg:height="3.801cm" svg:x="16.342cm" svg:y="6.15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6" draw:layer="layout" svg:width="3.846cm" svg:height="3.801cm" svg:x="14.887cm" svg:y="7.58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3.442cm" svg:y="9.07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1.996cm" svg:y="10.5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0.555cm" svg:y="12.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9.097cm" svg:y="13.4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7.646cm" svg:y="14.94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4" presentation:class="page"/>
          <draw:frame presentation:style-name="pr2" draw:text-style-name="P10" draw:layer="layout" svg:width="18.658cm" svg:height="12.572cm" svg:x="1.478cm" svg:y="13.271cm" presentation:class="notes" presentation:placeholder="true">
            <draw:text-box/>
          </draw:frame>
        </presentation:notes>
      </draw:page>
      <draw:page draw:name="page25"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55" draw:end-glue-point="3" svg:d="M2725 21108l14345-14505" svg:viewBox="0 0 14346 14506">
          <text:p/>
        </draw:connector>
        <draw:connector draw:name="Straight Arrow Connector 13" draw:style-name="gr7" draw:text-style-name="P24" draw:layer="layout" draw:type="line" svg:x1="2.718cm" svg:y1="21.104cm" svg:x2="25.196cm" svg:y2="21.125cm" draw:end-shape="id56" svg:d="M2718 21104l22478 21" svg:viewBox="0 0 22479 22">
          <text:p/>
        </draw:connector>
        <draw:custom-shape draw:name="TextBox 21" draw:style-name="gr301" draw:text-style-name="P26" xml:id="id55" draw:id="id5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02" draw:text-style-name="P28" xml:id="id57" draw:id="id5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0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0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0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0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0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0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0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31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11" draw:text-style-name="P28" xml:id="id56" draw:id="id5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57"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12" draw:text-style-name="P48" draw:layer="layout" svg:width="2.887cm" svg:height="10.948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S</text:span><text:span text:style-name="T33">i</text:span><text:span text:style-name="T26">}</text:span></text:p>
            <text:p text:style-name="P47"><text:span text:style-name="T26">2. A→{M</text:span><text:span text:style-name="T33">i</text:span><text:span text:style-name="T26">}</text:span></text:p>
            <text:p text:style-name="P47"><text:span text:style-name="T26"/></text:p>
            <text:p text:style-name="P47"><text:span text:style-name="T32"/></text:p>
          </draw:text-box>
        </draw:frame>
        <draw:custom-shape draw:style-name="gr313" draw:text-style-name="P43"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9" draw:style-name="gr314" draw:text-style-name="P101" draw:layer="layout" svg:width="32.753cm" svg:height="3.598cm" svg:x="0.689cm" svg:y="0.712cm">
          <text:list text:style-name="L2">
            <text:list-item>
              <text:p text:style-name="P100"><text:span text:style-name="T79">Fallback:</text:span></text:p>
              <text:p text:style-name="P100"><text:span text:style-name="T80">Module A depends on one out of n redundant sources S, as at least one source out of n must be available, {F</text:span><text:span text:style-name="T81">i</text:span><text:span text:style-name="T80">} </text:span><text:span text:style-name="T82">⊆ </text:span><text:span text:style-name="T80">{S</text:span><text:span text:style-name="T81">i</text:span><text:span text:style-name="T80">}, |{F</text:span><text:span text:style-name="T81">i</text:span><text:span text:style-name="T80">}| &gt; 0.</text:span></text:p>
            </text:list-item>
            <text:list-item>
              <text:p text:style-name="P100"><text:span text:style-name="T79">Majority: </text:span></text:p>
              <text:p text:style-name="P100"><text:span text:style-name="T80">Module A depends on one more than half of the n sources S, as the majority of the n sources must yield the same result, </text:span></text:p>
              <text:p text:style-name="P100"><text:span text:style-name="T80">{M</text:span><text:span text:style-name="T81">i</text:span><text:span text:style-name="T80">} </text:span><text:span text:style-name="T82">⊆ </text:span><text:span text:style-name="T80">{S</text:span><text:span text:style-name="T81">i</text:span><text:span text:style-name="T80">}, |{M</text:span><text:span text:style-name="T81">i</text:span><text:span text:style-name="T80">}| &gt; </text:span><text:span text:style-name="T83">0.5 </text:span><text:span text:style-name="T80">|{S</text:span><text:span text:style-name="T81">i</text:span><text:span text:style-name="T8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1" draw:layer="layout" svg:width="1.469cm" svg:height="1.526cm" svg:x="32.389cm" svg:y="23.874cm">
          <text:p text:style-name="P70"><text:span text:style-name="T55">P4</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5" presentation:class="page"/>
          <draw:frame presentation:style-name="pr2" draw:text-style-name="P18" draw:layer="layout" svg:width="18.658cm" svg:height="12.572cm" svg:x="1.478cm" svg:y="13.271cm" presentation:class="notes" presentation:placeholder="true">
            <draw:text-box/>
          </draw:frame>
        </presentation:notes>
      </draw:page>
      <draw:page draw:name="page26" draw:style-name="dp1" draw:master-page-name="Title_20_Slide" presentation:presentation-page-layout-name="AL1T1">
        <office:forms form:automatic-focus="false" form:apply-design-mode="false"/>
        <draw:frame draw:name="Subtitle 5" draw:style-name="gr1" draw:text-style-name="P7" draw:layer="layout" svg:width="31.252cm" svg:height="22.225cm" svg:x="1.275cm" svg:y="1.527cm">
          <draw:text-box>
            <text:p text:style-name="P19"><text:span text:style-name="T16">References</text:span></text:p>
          </draw:text-box>
        </draw:frame>
        <draw:frame draw:style-name="standard" draw:layer="layout" svg:width="31.066cm" svg:height="5.997cm" svg:x="1.46cm" svg:y="3.867cm">
          <table:table table:template-name="default" table:use-first-row-styles="true" table:use-banding-rows-styles="true">
            <table:table-column table:style-name="co1"/>
            <table:table-column table:style-name="co2"/>
            <table:table-row table:style-name="ro1" table:default-cell-style-name="ce1">
              <table:table-cell>
                <text:p text:style-name="P102"><text:span text:style-name="T84">[Wolff23]</text:span></text:p>
              </table:table-cell>
              <table:table-cell>
                <text:p text:style-name="P102"><text:span text:style-name="T84">Eberhard Wolff, </text:span><text:span text:style-name="T85">Software Architektur im Stream: Folge 179 - Software-Architektur = Abhängigkeiten Managen?</text:span><text:span text:style-name="T84"> </text:span><text:span text:style-name="T84"><text:a xlink:href="https://software-architektur.tv/2023/09/01/folge179.html" xlink:type="simple">https://software-architektur.tv/2023/09/01/folge179.html</text:a></text:span><text:span text:style-name="T84"><text:s/></text:span></text:p>
              </table:table-cell>
            </table:table-row>
            <table:table-row table:style-name="ro1" table:default-cell-style-name="ce1">
              <table:table-cell>
                <text:p text:style-name="P102"><text:span text:style-name="T84">[Koppel22]</text:span></text:p>
              </table:table-cell>
              <table:table-cell>
                <text:p text:style-name="P102"><text:span text:style-name="T84">Jimmy Koppel, </text:span><text:span text:style-name="T85">How an Ancient Philosophy Problem Explains Software Dependence</text:span><text:span text:style-name="T84">, 2022/09/30, </text:span><text:span text:style-name="T84"><text:a xlink:href="https://www.pathsensitive.com/2022/09/bet-you-cant-solve-these-9-dependency.html" xlink:type="simple">https://www.pathsensitive.com/2022/09/bet-you-cant-solve-these-9-dependency.html</text:a></text:span><text:span text:style-name="T84"><text:s/></text:span></text:p>
              </table:table-cell>
            </table:table-row>
            <table:table-row table:style-name="ro2" table:default-cell-style-name="ce1">
              <table:table-cell>
                <text:p text:style-name="P102"><text:span text:style-name="T84">[ISO]</text:span></text:p>
              </table:table-cell>
              <table:table-cell>
                <text:p text:style-name="P102"><text:span text:style-name="T84">ISO/IEC 25010, </text:span><text:span text:style-name="T84"><text:a xlink:href="https://iso25000.com/index.php/en/iso-25000-standards/iso-25010" xlink:type="simple">https://iso25000.com/index.php/en/iso-25000-standards/iso-25010</text:a></text:span></text:p>
              </table:table-cell>
            </table:table-row>
          </table:table>
          <draw:image xlink:href="Pictures/TablePreview1.svm" xlink:type="simple" xlink:show="embed" xlink:actuate="onLoad"/>
        </draw:frame>
        <presentation:notes draw:style-name="dp2">
          <draw:page-thumbnail draw:style-name="gr3" draw:layer="layout" svg:width="18.624cm" svg:height="10.476cm" svg:x="1.482cm" svg:y="2.123cm" draw:page-number="26" presentation:class="page"/>
          <draw:frame presentation:style-name="pr1" draw:text-style-name="P10" draw:layer="layout" svg:width="18.658cm" svg:height="12.572cm" svg:x="1.47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al4" svg:font-family="Arial" style:font-family-generic="system" style:font-pitch="variable" style:font-charset="x-symbol"/>
    <style:font-face style:name="Arial5" svg:font-family="Arial" style:font-pitch="variable" style:font-charset="x-symbol"/>
    <style:font-face style:name="Arial6" svg:font-family="Arial" style:font-family-generic="roman" style:font-pitch="variable"/>
    <style:font-face style:name="Arial7" svg:font-family="Arial" style:font-family-generic="modern"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 Light2" svg:font-family="'Calibri Light'" style:font-family-generic="swiss" style:font-pitch="variable"/>
    <style:font-face style:name="Calibri1" svg:font-family="Calibri"/>
    <style:font-face style:name="Calibri2" svg:font-family="Calibri" style:font-family-generic="swiss"/>
    <style:font-face style:name="Calibri3" svg:font-family="Calibri"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face style:name="Standard Symbols L1" svg:font-family="'Standard Symbols L'"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opacity draw:name="Transparency_20_1" draw:display-name="Transparency 1" draw:style="linear" draw:start="100%" draw:end="100%" draw:angle="0deg" draw:border="0%"/>
    <draw:opacity draw:name="Transparency_20_3" draw:display-name="Transparency 3" draw:style="linear" draw:start="0%" draw:end="100%" draw:angle="45deg" draw:border="0%"/>
    <draw:marker draw:name="Arrow" svg:viewBox="0 0 20 30" svg:d="M10 0l-10 30h20z"/>
    <draw:marker draw:name="Arrow_20_short" draw:display-name="Arrow short" svg:viewBox="0 0 20 13" svg:d="M0 13l10-13 10 13z"/>
    <draw:marker draw:name="msArrowEnd_20_9" draw:display-name="msArrowEnd 9" svg:viewBox="0 0 500 500" svg:d="M250 0l250 500h-50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al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text-align="justify" style:text-autospace="none" style:writing-mode="lr-tb"/>
      <style:text-properties style:use-window-font-color="true" loext:opacity="0%" loext:color-lum-mod="100%" loext:color-lum-off="0%" style:font-name="Liberation Sans2" fo:font-family="'Liberation Sans', Arial" style:font-family-generic="swiss" style:font-pitch="variable" fo:font-size="12pt" fo:language="en" fo:country="US" style:letter-kerning="true" style:font-name-asian="Liberation Sans2" style:font-family-asian="'Liberation Sans', Arial" style:font-family-generic-asian="swiss" style:font-pitch-asian="variable" style:font-size-asian="12pt" style:language-asian="zh" style:country-asian="CN" style:font-name-complex="Liberation Sans2" style:font-family-complex="'Liberation Sans', Arial" style:font-family-generic-complex="swiss" style:font-pitch-complex="variable" style:font-size-complex="12pt" style:language-complex="hi" style:country-complex="IN"/>
    </style:style>
    <style:style style:name="Überschrift_20_1" style:display-name="Überschrift 1" style:family="graphic">
      <style:paragraph-properties fo:margin-top="0.746cm" fo:margin-bottom="0.374cm" fo:text-align="justify" style:text-autospace="none"/>
      <style:text-properties style:font-name="Liberation Sans2" fo:font-family="'Liberation Sans', Arial" style:font-family-generic="swiss" style:font-pitch="variable" fo:font-size="18pt" fo:font-weight="bold" style:font-name-asian="Noto Sans SC Regular1" style:font-family-asian="'Noto Sans SC Regular'"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Überschrift" style:family="graphic">
      <style:paragraph-properties fo:margin-top="0.746cm" fo:margin-bottom="0.374cm" fo:text-align="justify" style:text-autospace="none"/>
      <style:text-properties style:font-name="Liberation Sans2" fo:font-family="'Liberation Sans', Arial" style:font-family-generic="swiss" style:font-pitch="variable" fo:font-size="14pt" style:font-name-asian="Noto Sans SC Regular1" style:font-family-asian="'Noto Sans SC Regular'" style:font-pitch-asian="variable" style:font-size-asian="14pt" style:font-name-complex="Liberation Sans2" style:font-family-complex="'Liberation Sans', Arial" style:font-family-generic-complex="swiss" style:font-pitch-complex="variable" style:font-size-complex="14pt"/>
    </style:style>
    <style:style style:name="Überschrift_20_2" style:display-name="Überschrift 2" style:family="graphic">
      <style:paragraph-properties fo:margin-top="0.125cm" fo:margin-bottom="0cm" style:text-autospace="none"/>
      <style:text-properties style:font-name="Liberation Sans2" fo:font-family="'Liberation Sans', 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Liberation Sans2" style:font-family-complex="'Liberation Sans', Arial" style:font-family-generic-complex="swiss" style:font-pitch-complex="variable" style:font-size-complex="10pt" style:font-weight-complex="bold"/>
    </style:style>
    <style:style style:name="LO-Normal" style:family="graphic">
      <style:graphic-properties style:writing-mode="lr-tb"/>
      <style:paragraph-properties style:text-autospace="none" style:writing-mode="lr-tb"/>
      <style:text-properties style:use-window-font-color="true" loext:opacity="0%" loext:color-lum-mod="100%" loext:color-lum-off="0%" fo:font-size="12pt" fo:language="en" fo:country="US" style:letter-kerning="true" style:font-name-asian="Noto Sans SC Regular1" style:font-family-asian="'Noto Sans SC Regular'" style:font-pitch-asian="variable" style:font-size-asian="12pt" style:language-asian="zh" style:country-asian="CN" style:font-name-complex="Droid Sans Devanagari1" style:font-family-complex="'Droid Sans Devanagari'" style:font-pitch-complex="variable" style:font-size-complex="12pt" style:language-complex="hi" style:country-complex="IN"/>
    </style:style>
    <style:style style:name="Überschrift_20_3" style:display-name="Überschrift 3" style:family="graphic">
      <style:paragraph-properties fo:margin-top="0.125cm" fo:margin-bottom="0cm" style:text-autospace="none"/>
      <style:text-properties style:font-name="Liberation Sans2" fo:font-family="'Liberation Sans', 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Liberation Sans2" style:font-family-complex="'Liberation Sans', Arial" style:font-family-generic-complex="swiss" style:font-pitch-complex="variable" style:font-size-complex="8pt" style:font-weight-complex="bold"/>
    </style:style>
    <style:style style:name="WW_5f_CharLFO1LVL9" style:display-name="WW_CharLFO1LVL9"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8" style:display-name="WW_CharLFO1LV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7" style:display-name="WW_CharLFO1LV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6" style:display-name="WW_CharLFO1LV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5" style:display-name="WW_CharLFO1LV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4" style:display-name="WW_CharLFO1LV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3" style:display-name="WW_CharLFO1LV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2" style:display-name="WW_CharLFO1LV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1" style:display-name="WW_CharLFO1LV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Heading_20_3_20_Char" style:display-name="Heading 3 Char" style:family="graphic">
      <style:paragraph-properties style:text-autospace="none"/>
      <style:text-properties fo:color="#1f3763" loext:opacity="100%" loext:color-lum-mod="100%" loext:color-lum-off="0%" style:font-name="Calibri Light2" fo:font-family="'Calibri Light'" style:font-family-generic="swiss" style:font-pitch="variable" style:font-name-asian="Times New Roman" style:font-family-asian="'Times New Roman'" style:font-family-generic-asian="roman" style:font-pitch-asian="variable" style:font-name-complex="Calibri Light2" style:font-family-complex="'Calibri Light'" style:font-family-generic-complex="swiss" style:font-pitch-complex="variable" style:font-size-complex="10.5pt"/>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2f5496" loext:opacity="100%" loext:color-lum-mod="100%" loext:color-lum-off="0%" style:font-name="Calibri Light2" fo:font-family="'Calibri Light'" style:font-family-generic="swiss" style:font-pitch="variable" fo:font-size="13pt" style:font-name-asian="Times New Roman" style:font-family-asian="'Times New Roman'" style:font-family-generic-asian="roman" style:font-pitch-asian="variable" style:font-name-complex="Calibri Light2" style:font-family-complex="'Calibri Light'" style:font-family-generic-complex="swiss" style:font-pitch-complex="variable" style:font-size-complex="11.5pt"/>
    </style:style>
    <style:style style:name="Footer_20_Char" style:display-name="Footer Char" style:family="graphic">
      <style:paragraph-properties style:text-autospace="none"/>
      <style:text-properties style:font-name-complex="Mangal" style:font-family-complex="Mangal" style:font-family-generic-complex="roman" style:font-pitch-complex="variable" style:font-size-complex="10.5pt"/>
    </style:style>
    <style:style style:name="Header_20_Char" style:display-name="Header Char" style:family="graphic">
      <style:paragraph-properties style:text-autospace="none"/>
      <style:text-properties style:font-name-complex="Mangal" style:font-family-complex="Mangal" style:font-family-generic-complex="roman" style:font-pitch-complex="variable" style:font-size-complex="10.5pt"/>
    </style:style>
    <style:style style:name="Aufzählungszeichen"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merierungszeichen" style:family="graphic">
      <style:paragraph-properties style:text-autospace="none"/>
    </style:style>
    <style:style style:name="Betont" style:family="graphic">
      <style:paragraph-properties style:text-autospace="none"/>
      <style:text-properties fo:font-style="italic" style:font-style-complex="italic"/>
    </style:style>
    <style:style style:name="Stark_20_betont" style:display-name="Stark betont" style:family="graphic">
      <style:paragraph-properties style:text-autospace="none"/>
      <style:text-properties fo:font-weight="bold" style:font-weight-complex="bold"/>
    </style:style>
    <style:style style:name="Besuchte_20_Internetverknüpfung" style:display-name="Besuchte Internetverknüpfung" style:family="graphic">
      <style:paragraph-properties style:text-autospace="none"/>
      <style:text-properties fo:color="#800000" loext:opacity="100%" loext:color-lum-mod="100%" loext:color-lum-off="0%" style:text-underline-style="solid" style:text-underline-width="auto" style:text-underline-color="font-color"/>
    </style:style>
    <style:style style:name="Internetverknüpfung" style:family="graphic">
      <style:paragraph-properties style:text-autospace="none"/>
      <style:text-properties fo:color="#000080" loext:opacity="100%" loext:color-lum-mod="100%" loext:color-lum-off="0%" style:text-underline-style="solid" style:text-underline-width="auto" style:text-underline-color="font-color"/>
    </style:style>
    <style:style style:name="Schaubild"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Beschriftung"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Fuß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_20_und_20_Fußzeile" style:display-name="Kopf- und Fußzeile" style:family="graphic">
      <style:paragraph-properties fo:text-align="justify" style:text-autospace="none" loext:tab-stop-distance="0cm">
        <style:tab-stops>
          <style:tab-stop style:position="15.513cm" style:type="center"/>
          <style:tab-stop style:position="31.027cm" style:type="right"/>
        </style:tab-stops>
      </style:paragraph-properties>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Tabellenüberschrift" style:family="graphic">
      <style:paragraph-properties fo:text-align="center" style:text-autospace="none"/>
      <style:text-properties style:font-name="Liberation Sans2" fo:font-family="'Liberation Sans', Arial" style:font-family-generic="swiss" style:font-pitch="variable" fo:font-weight="bold" style:font-name-asian="Liberation Sans2" style:font-family-asian="'Liberation Sans', Arial" style:font-family-generic-asian="swiss" style:font-pitch-asian="variable" style:font-weight-asian="bold" style:font-name-complex="Liberation Sans2" style:font-family-complex="'Liberation Sans', Arial" style:font-family-generic-complex="swiss" style:font-pitch-complex="variable" style:font-weight-complex="bold"/>
    </style:style>
    <style:style style:name="Tabelleninhalt" style:family="graphic">
      <style:paragraph-properties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Vorformatierter_20_Text" style:display-name="Vorformatierter Text" style:family="graphic">
      <style:paragraph-properties fo:text-align="justify"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font-name-complex="Liberation Mono1" style:font-family-complex="'Liberation Mono', 'Courier New'" style:font-family-generic-complex="modern" style:font-pitch-complex="fixed" style:font-size-complex="10pt"/>
    </style:style>
    <style:style style:name="Rahmeninhalt" style:family="graphic">
      <style:paragraph-properties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Fig."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Zeichnung"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Verzeichnis" style:family="graphic">
      <style:paragraph-properties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Aufzählung" style:family="graphic">
      <style:paragraph-properties fo:margin-top="0cm" fo:margin-bottom="0.436cm" fo:line-height="115%"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Textkörper" style:family="graphic">
      <style:paragraph-properties fo:margin-top="0cm" fo:margin-bottom="0.436cm" fo:line-height="115%"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SC Regular" style:font-family-asian="'Noto Sans SC Regular'"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draw:page-thumbnail draw:layer="backgroundobjects" svg:width="9.294cm" svg:height="6.972cm" svg:x="1cm" svg:y="2.434cm"/>
      <draw:page-thumbnail draw:layer="backgroundobjects" svg:width="9.294cm" svg:height="6.972cm" svg:x="1cm" svg:y="10.482cm"/>
      <draw:page-thumbnail draw:layer="backgroundobjects" svg:width="9.294cm" svg:height="6.972cm" svg:x="1cm" svg:y="18.53cm"/>
      <draw:page-thumbnail draw:layer="backgroundobjects" svg:width="9.294cm" svg:height="6.972cm" svg:x="11.295cm" svg:y="2.434cm"/>
      <draw:page-thumbnail draw:layer="backgroundobjects" svg:width="9.294cm" svg:height="6.972cm" svg:x="11.295cm" svg:y="10.482cm"/>
      <draw:page-thumbnail draw:layer="backgroundobjects" svg:width="9.294cm" svg:height="6.972cm" svg:x="11.295cm" svg:y="18.53cm"/>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 draw:text-style-name="MP6" draw:layer="backgroundobjects" svg:width="25.398cm" svg:height="6.631cm" svg:x="4.232cm" svg:y="3.117cm" presentation:class="title" presentation:user-transformed="true">
        <draw:text-box>
          <text:p text:style-name="MP5"><text:span text:style-name="MT2">Cli</text:span><text:span text:style-name="MT2">ck </text:span><text:span text:style-name="MT2">to </text:span><text:span text:style-name="MT2">edit </text:span><text:span text:style-name="MT2">Ma</text:span><text:span text:style-name="MT2">ste</text:span><text:span text:style-name="MT2">r </text:span><text:span text:style-name="MT2">title </text:span><text:span text:style-name="MT2">styl</text:span><text:span text:style-name="MT2">e</text:span></text:p>
        </draw:text-box>
      </draw:frame>
      <draw:frame draw:name="Date Placeholder 3" presentation:style-name="Mpr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7cm" svg:y="17.656cm" presentation:class="page-number" presentation:user-transformed="true">
        <draw:text-box>
          <text:p text:style-name="MP10"><text:span text:style-name="MT3"><text:page-number>&lt;Foliennummer&gt;</text:page-number></text:span></text:p>
        </draw:text-box>
      </draw:frame>
      <draw:frame presentation:style-name="Title_20_Slide-outline1" draw:layer="backgroundobjects" svg:width="30.479cm" svg:height="11.048cm" svg:x="1.692cm" svg:y="4.456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8.658cm" svg:height="12.572cm" svg:x="1.478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Engel, Dirk</meta:initial-creator>
    <meta:editing-cycles>371</meta:editing-cycles>
    <meta:creation-date>2023-09-14T06:37:55</meta:creation-date>
    <dc:date>2023-11-01T14:28:07.093029006</dc:date>
    <meta:editing-duration>P24DT23H18M5S</meta:editing-duration>
    <meta:generator>LibreOffice/7.5.4.1$Linux_X86_64 LibreOffice_project/50$Build-1</meta:generator>
    <meta:document-statistic meta:object-count="948"/>
    <meta:user-defined meta:name="AppVersion">16.0000</meta:user-defined>
    <meta:user-defined meta:name="PresentationFormat">Widescreen</meta:user-defined>
    <meta:user-defined meta:name="Slides" meta:value-type="float">1</meta:user-defined>
  </office:meta>
</office:document-meta>
</file>